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setting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Zar" svg:font-family="BZar, 'Times New Roman'"/>
    <style:font-face style:name="DejaVu Sans1" svg:font-family="'DejaVu Sans'" style:font-family-generic="swiss"/>
    <style:font-face style:name="Courier 10 Pitch" svg:font-family="'Courier 10 Pitch'" style:font-pitch="fixed"/>
    <style:font-face style:name="B Nazanin" svg:font-family="'B Nazanin'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end" style:justify-single-word="false" style:text-autospace="none" style:writing-mode="rl-tb"/>
      <style:text-properties style:font-name="Courier 10 Pitch" fo:font-size="16pt" officeooo:paragraph-rsid="0017a22b" style:font-size-asian="16pt" style:font-name-complex="B Nazanin" style:font-size-complex="16pt" style:language-complex="fa" style:country-complex="IR"/>
    </style:style>
    <style:style style:name="P2" style:family="paragraph" style:parent-style-name="Standard">
      <style:paragraph-properties fo:line-height="100%" fo:text-align="end" style:justify-single-word="false" style:text-autospace="none" style:writing-mode="rl-tb"/>
      <style:text-properties style:font-name="Courier 10 Pitch" fo:font-size="16pt" officeooo:paragraph-rsid="001652e5" style:font-size-asian="16pt" style:font-name-complex="B Nazanin" style:font-size-complex="16pt" style:language-complex="fa" style:country-complex="IR"/>
    </style:style>
    <style:style style:name="P3" style:family="paragraph" style:parent-style-name="Standard">
      <style:paragraph-properties fo:line-height="100%" fo:text-align="end" style:justify-single-word="false" style:text-autospace="none" style:writing-mode="rl-tb"/>
      <style:text-properties style:font-name="Courier 10 Pitch" fo:font-size="16pt" officeooo:paragraph-rsid="001e1e4f" style:font-size-asian="16pt" style:font-name-complex="B Nazanin" style:font-size-complex="16pt" style:language-complex="fa" style:country-complex="IR"/>
    </style:style>
    <style:style style:name="P4" style:family="paragraph" style:parent-style-name="Standard">
      <style:paragraph-properties fo:line-height="100%" fo:text-align="end" style:justify-single-word="false" style:text-autospace="none" style:writing-mode="rl-tb"/>
      <style:text-properties style:font-name="Courier 10 Pitch" fo:font-size="16pt" officeooo:rsid="00185e2c" officeooo:paragraph-rsid="00185e2c" style:font-size-asian="16pt" style:font-name-complex="B Nazanin" style:font-size-complex="16pt" style:language-complex="fa" style:country-complex="IR"/>
    </style:style>
    <style:style style:name="P5" style:family="paragraph" style:parent-style-name="Standard">
      <style:paragraph-properties fo:line-height="100%" fo:text-align="end" style:justify-single-word="false" style:text-autospace="none" style:writing-mode="rl-tb"/>
      <style:text-properties style:font-name="Courier 10 Pitch" fo:font-size="16pt" officeooo:rsid="001b2cc6" officeooo:paragraph-rsid="001b2cc6" style:font-size-asian="16pt" style:font-name-complex="B Nazanin" style:font-size-complex="16pt" style:language-complex="fa" style:country-complex="IR"/>
    </style:style>
    <style:style style:name="P6" style:family="paragraph" style:parent-style-name="Standard">
      <style:paragraph-properties fo:line-height="100%" fo:text-align="end" style:justify-single-word="false" style:text-autospace="none" style:writing-mode="rl-tb"/>
      <style:text-properties style:font-name="Courier 10 Pitch" fo:font-size="16pt" officeooo:rsid="001e1e4f" officeooo:paragraph-rsid="001e1e4f" style:font-size-asian="16pt" style:font-name-complex="B Nazanin" style:font-size-complex="16pt" style:language-complex="fa" style:country-complex="IR"/>
    </style:style>
    <style:style style:name="P7" style:family="paragraph" style:parent-style-name="Standard">
      <style:paragraph-properties fo:line-height="100%" fo:text-align="end" style:justify-single-word="false" style:text-autospace="none" style:writing-mode="rl-tb"/>
      <style:text-properties style:font-name="Courier 10 Pitch" fo:font-size="16pt" officeooo:rsid="0020c4fb" officeooo:paragraph-rsid="0020c4fb" style:font-size-asian="16pt" style:font-name-complex="B Nazanin" style:font-size-complex="16pt" style:language-complex="fa" style:country-complex="IR"/>
    </style:style>
    <style:style style:name="P8" style:family="paragraph" style:parent-style-name="Standard">
      <style:paragraph-properties fo:line-height="100%" fo:text-align="end" style:justify-single-word="false" style:text-autospace="none" style:writing-mode="rl-tb"/>
      <style:text-properties style:font-name="Courier 10 Pitch" fo:font-size="16pt" officeooo:rsid="0031b2d7" officeooo:paragraph-rsid="0031b2d7" style:font-size-asian="16pt" style:font-name-complex="B Nazanin" style:font-size-complex="16pt" style:language-complex="fa" style:country-complex="IR"/>
    </style:style>
    <style:style style:name="P9" style:family="paragraph" style:parent-style-name="Standard">
      <style:paragraph-properties fo:line-height="100%" fo:text-align="end" style:justify-single-word="false" style:text-autospace="none" style:writing-mode="rl-tb"/>
      <style:text-properties style:font-name="Courier 10 Pitch" fo:font-size="16pt" officeooo:paragraph-rsid="001652e5" style:font-size-asian="16pt" style:font-name-complex="B Nazanin" style:font-size-complex="16pt"/>
    </style:style>
    <style:style style:name="P10" style:family="paragraph" style:parent-style-name="Standard">
      <style:paragraph-properties fo:line-height="100%" fo:text-align="end" style:justify-single-word="false" style:text-autospace="none" style:writing-mode="rl-tb"/>
      <style:text-properties style:font-name="Courier 10 Pitch" fo:font-size="16pt" officeooo:paragraph-rsid="001a5dcd" style:font-size-asian="16pt" style:font-name-complex="B Nazanin" style:font-size-complex="16pt"/>
    </style:style>
    <style:style style:name="P11" style:family="paragraph" style:parent-style-name="Standard">
      <style:paragraph-properties fo:line-height="100%" fo:text-align="end" style:justify-single-word="false" style:text-autospace="none" style:writing-mode="rl-tb"/>
      <style:text-properties style:font-name="Courier 10 Pitch" fo:font-size="16pt" officeooo:paragraph-rsid="001dd6bb" style:font-size-asian="16pt" style:font-name-complex="B Nazanin" style:font-size-complex="16pt"/>
    </style:style>
    <style:style style:name="P12" style:family="paragraph" style:parent-style-name="Standard">
      <style:paragraph-properties fo:line-height="100%" fo:text-align="end" style:justify-single-word="false" style:text-autospace="none" style:writing-mode="rl-tb"/>
      <style:text-properties style:font-name="Courier 10 Pitch" fo:font-size="16pt" officeooo:paragraph-rsid="001e1e4f" style:font-size-asian="16pt" style:font-name-complex="B Nazanin" style:font-size-complex="16pt"/>
    </style:style>
    <style:style style:name="P13" style:family="paragraph" style:parent-style-name="Standard">
      <style:paragraph-properties fo:line-height="100%" fo:text-align="end" style:justify-single-word="false" style:text-autospace="none" style:writing-mode="rl-tb"/>
      <style:text-properties style:font-name="Courier 10 Pitch" fo:font-size="16pt" officeooo:paragraph-rsid="001fa454" style:font-size-asian="16pt" style:font-name-complex="B Nazanin" style:font-size-complex="16pt"/>
    </style:style>
    <style:style style:name="P14" style:family="paragraph" style:parent-style-name="Standard">
      <style:paragraph-properties fo:line-height="100%" fo:text-align="end" style:justify-single-word="false" style:text-autospace="none" style:writing-mode="rl-tb"/>
      <style:text-properties style:font-name="Courier 10 Pitch" fo:font-size="16pt" officeooo:paragraph-rsid="0020c4fb" style:font-size-asian="16pt" style:font-name-complex="B Nazanin" style:font-size-complex="16pt"/>
    </style:style>
    <style:style style:name="P15" style:family="paragraph" style:parent-style-name="Standard">
      <style:paragraph-properties fo:line-height="100%" fo:text-align="end" style:justify-single-word="false" style:text-autospace="none" style:writing-mode="rl-tb"/>
      <style:text-properties style:font-name="Courier 10 Pitch" fo:font-size="16pt" officeooo:paragraph-rsid="0037b390" style:font-size-asian="16pt" style:font-name-complex="B Nazanin" style:font-size-complex="16pt"/>
    </style:style>
    <style:style style:name="P16" style:family="paragraph" style:parent-style-name="Standard">
      <style:paragraph-properties fo:line-height="100%" fo:text-align="end" style:justify-single-word="false" style:text-autospace="none" style:writing-mode="rl-tb"/>
      <style:text-properties style:font-name="Courier 10 Pitch" fo:font-size="16pt" officeooo:paragraph-rsid="0038f210" style:font-size-asian="16pt" style:font-name-complex="B Nazanin" style:font-size-complex="16pt"/>
    </style:style>
    <style:style style:name="P17" style:family="paragraph" style:parent-style-name="Standard">
      <style:paragraph-properties fo:line-height="100%" fo:text-align="end" style:justify-single-word="false" style:text-autospace="none" style:writing-mode="rl-tb"/>
      <style:text-properties style:font-name="Courier 10 Pitch" fo:font-size="16pt" officeooo:rsid="001e1e4f" officeooo:paragraph-rsid="001e1e4f" style:font-size-asian="16pt" style:font-name-complex="B Nazanin" style:font-size-complex="16pt"/>
    </style:style>
    <style:style style:name="P18" style:family="paragraph" style:parent-style-name="Standard">
      <style:paragraph-properties fo:line-height="100%" fo:text-align="end" style:justify-single-word="false" style:text-autospace="none" style:writing-mode="rl-tb"/>
      <style:text-properties style:font-name="Courier 10 Pitch" fo:font-size="16pt" officeooo:rsid="001fa454" officeooo:paragraph-rsid="001fa454" style:font-size-asian="16pt" style:font-name-complex="B Nazanin" style:font-size-complex="16pt"/>
    </style:style>
    <style:style style:name="P19" style:family="paragraph" style:parent-style-name="Standard">
      <style:paragraph-properties fo:line-height="100%" fo:text-align="end" style:justify-single-word="false" style:text-autospace="none" style:writing-mode="rl-tb"/>
      <style:text-properties style:font-name="Courier 10 Pitch" fo:font-size="16pt" fo:font-weight="bold" officeooo:rsid="0020c4fb" officeooo:paragraph-rsid="0020c4fb" style:font-size-asian="16pt" style:font-weight-asian="bold" style:font-name-complex="B Nazanin" style:font-size-complex="16pt" style:language-complex="fa" style:country-complex="IR" style:font-weight-complex="bold"/>
    </style:style>
    <style:style style:name="P20" style:family="paragraph" style:parent-style-name="Standard">
      <style:paragraph-properties fo:line-height="100%" fo:text-align="end" style:justify-single-word="false" style:text-autospace="none" style:writing-mode="rl-tb"/>
      <style:text-properties style:font-name="Courier 10 Pitch" fo:font-size="16pt" fo:font-weight="normal" officeooo:rsid="001dd6bb" officeooo:paragraph-rsid="001e1e4f" style:font-size-asian="16pt" style:font-weight-asian="normal" style:font-name-complex="B Nazanin" style:font-size-complex="16pt" style:language-complex="fa" style:country-complex="IR" style:font-weight-complex="normal"/>
    </style:style>
    <style:style style:name="P21" style:family="paragraph" style:parent-style-name="Standard">
      <style:paragraph-properties fo:line-height="100%" fo:text-align="end" style:justify-single-word="false" style:text-autospace="none" style:writing-mode="rl-tb"/>
      <style:text-properties fo:font-size="16pt" officeooo:paragraph-rsid="0017a22b" style:font-size-asian="16pt" style:font-name-complex="B Nazanin" style:font-size-complex="16pt"/>
    </style:style>
    <style:style style:name="P22" style:family="paragraph" style:parent-style-name="Standard">
      <style:paragraph-properties fo:line-height="100%" fo:text-align="end" style:justify-single-word="false" style:text-autospace="none" style:writing-mode="rl-tb"/>
      <style:text-properties officeooo:paragraph-rsid="001b2cc6"/>
    </style:style>
    <style:style style:name="P23" style:family="paragraph" style:parent-style-name="Text_20_body">
      <style:paragraph-properties fo:line-height="100%" fo:text-align="end" style:justify-single-word="false" style:writing-mode="rl-tb"/>
      <style:text-properties style:font-name-complex="B Nazanin"/>
    </style:style>
    <style:style style:name="P24" style:family="paragraph" style:parent-style-name="Text_20_body">
      <style:paragraph-properties fo:line-height="100%" fo:text-align="end" style:justify-single-word="false" style:writing-mode="rl-tb"/>
    </style:style>
    <style:style style:name="P25" style:family="paragraph" style:parent-style-name="Standard">
      <style:paragraph-properties fo:line-height="100%" fo:text-align="start" style:justify-single-word="false" style:text-autospace="none" style:writing-mode="lr-tb"/>
      <style:text-properties style:font-name="Courier 10 Pitch" fo:font-size="16pt" officeooo:paragraph-rsid="001652e5" style:font-size-asian="16pt" style:font-name-complex="B Nazanin" style:font-size-complex="16pt" style:language-complex="fa" style:country-complex="IR"/>
    </style:style>
    <style:style style:name="P26" style:family="paragraph" style:parent-style-name="Standard">
      <style:paragraph-properties fo:line-height="100%" fo:text-align="start" style:justify-single-word="false" style:text-autospace="none" style:writing-mode="lr-tb"/>
      <style:text-properties style:font-name="Courier 10 Pitch" fo:font-size="16pt" officeooo:paragraph-rsid="001b2cc6" style:font-size-asian="16pt" style:font-name-complex="B Nazanin" style:font-size-complex="16pt" style:language-complex="fa" style:country-complex="IR"/>
    </style:style>
    <style:style style:name="P27" style:family="paragraph" style:parent-style-name="Standard">
      <style:paragraph-properties fo:line-height="100%" fo:text-align="start" style:justify-single-word="false" style:text-autospace="none" style:writing-mode="lr-tb"/>
      <style:text-properties style:font-name="Courier 10 Pitch" fo:font-size="16pt" officeooo:paragraph-rsid="001e1e4f" style:font-size-asian="16pt" style:font-name-complex="B Nazanin" style:font-size-complex="16pt" style:language-complex="fa" style:country-complex="IR"/>
    </style:style>
    <style:style style:name="P28" style:family="paragraph" style:parent-style-name="Standard">
      <style:paragraph-properties fo:line-height="100%" fo:text-align="start" style:justify-single-word="false" style:text-autospace="none" style:writing-mode="lr-tb"/>
      <style:text-properties style:font-name="Courier 10 Pitch" fo:font-size="16pt" officeooo:paragraph-rsid="0020c4fb" style:font-size-asian="16pt" style:font-name-complex="B Nazanin" style:font-size-complex="16pt" style:language-complex="fa" style:country-complex="IR"/>
    </style:style>
    <style:style style:name="P29" style:family="paragraph" style:parent-style-name="Standard">
      <style:paragraph-properties fo:line-height="100%" fo:text-align="center" style:justify-single-word="false" style:text-autospace="none" style:writing-mode="lr-tb"/>
      <style:text-properties style:font-name="Courier 10 Pitch" fo:font-size="16pt" officeooo:paragraph-rsid="0017a22b" style:font-size-asian="16pt" style:font-name-complex="B Nazanin" style:font-size-complex="16pt" style:language-complex="fa" style:country-complex="IR"/>
    </style:style>
    <style:style style:name="P30" style:family="paragraph" style:parent-style-name="Standard">
      <style:paragraph-properties fo:line-height="100%" fo:text-align="center" style:justify-single-word="false" style:text-autospace="none" style:writing-mode="lr-tb"/>
      <style:text-properties style:font-name="Courier 10 Pitch" fo:font-size="16pt" officeooo:rsid="0017a22b" officeooo:paragraph-rsid="001652e5" style:font-size-asian="16pt" style:font-name-complex="B Nazanin" style:font-size-complex="16pt" style:language-complex="fa" style:country-complex="IR"/>
    </style:style>
    <style:style style:name="P31" style:family="paragraph" style:parent-style-name="Standard">
      <style:paragraph-properties fo:line-height="100%" fo:text-align="start" style:justify-single-word="false" style:text-autospace="none" style:writing-mode="lr-tb"/>
      <style:text-properties style:font-name="Courier 10 Pitch" fo:font-size="16pt" officeooo:rsid="00185e2c" officeooo:paragraph-rsid="00185e2c" style:font-size-asian="16pt" style:font-name-complex="B Nazanin" style:font-size-complex="16pt" style:language-complex="fa" style:country-complex="IR"/>
    </style:style>
    <style:style style:name="P32" style:family="paragraph" style:parent-style-name="Standard">
      <style:paragraph-properties fo:line-height="100%" fo:text-align="start" style:justify-single-word="false" style:text-autospace="none" style:writing-mode="lr-tb"/>
      <style:text-properties style:font-name="Courier 10 Pitch" fo:font-size="16pt" officeooo:rsid="0031b2d7" officeooo:paragraph-rsid="0031b2d7" style:font-size-asian="16pt" style:font-name-complex="B Nazanin" style:font-size-complex="16pt" style:language-complex="fa" style:country-complex="IR"/>
    </style:style>
    <style:style style:name="P33" style:family="paragraph" style:parent-style-name="Standard">
      <style:paragraph-properties fo:line-height="100%" fo:text-align="start" style:justify-single-word="false" style:text-autospace="none" style:writing-mode="lr-tb"/>
      <style:text-properties style:font-name="Courier 10 Pitch" fo:font-size="16pt" officeooo:rsid="001fa454" officeooo:paragraph-rsid="001fa454" style:font-size-asian="16pt" style:font-name-complex="B Nazanin" style:font-size-complex="16pt" style:language-complex="fa" style:country-complex="IR"/>
    </style:style>
    <style:style style:name="P34" style:family="paragraph" style:parent-style-name="Standard">
      <style:paragraph-properties fo:line-height="100%" fo:text-align="center" style:justify-single-word="false" style:text-autospace="none" style:writing-mode="lr-tb"/>
      <style:text-properties style:font-name="Courier 10 Pitch" fo:font-size="16pt" officeooo:rsid="001fa454" officeooo:paragraph-rsid="001fa454" style:font-size-asian="16pt" style:font-name-complex="B Nazanin" style:font-size-complex="16pt" style:language-complex="fa" style:country-complex="IR"/>
    </style:style>
    <style:style style:name="P35" style:family="paragraph" style:parent-style-name="Standard">
      <style:paragraph-properties fo:line-height="100%" fo:text-align="start" style:justify-single-word="false" style:text-autospace="none" style:writing-mode="lr-tb"/>
      <style:text-properties style:font-name="Courier 10 Pitch" fo:font-size="16pt" officeooo:rsid="0020c4fb" officeooo:paragraph-rsid="0020c4fb" style:font-size-asian="16pt" style:font-name-complex="B Nazanin" style:font-size-complex="16pt" style:language-complex="fa" style:country-complex="IR"/>
    </style:style>
    <style:style style:name="P36" style:family="paragraph" style:parent-style-name="Standard">
      <style:paragraph-properties fo:line-height="100%" fo:text-align="start" style:justify-single-word="false" style:text-autospace="none" style:writing-mode="lr-tb"/>
      <style:text-properties style:font-name="Courier 10 Pitch" fo:font-size="16pt" officeooo:paragraph-rsid="001e1e4f" style:font-name-asian="BZar" style:font-size-asian="16pt" style:font-name-complex="B Nazanin" style:font-size-complex="16pt" style:language-complex="fa" style:country-complex="IR"/>
    </style:style>
    <style:style style:name="P37" style:family="paragraph" style:parent-style-name="Standard">
      <style:paragraph-properties fo:line-height="100%" fo:text-align="start" style:justify-single-word="false" style:text-autospace="none" style:writing-mode="lr-tb"/>
      <style:text-properties style:font-name="Courier 10 Pitch" fo:font-size="16pt" officeooo:paragraph-rsid="0020c4fb" style:font-name-asian="BZar" style:font-size-asian="16pt" style:font-name-complex="B Nazanin" style:font-size-complex="16pt" style:language-complex="fa" style:country-complex="IR"/>
    </style:style>
    <style:style style:name="P38" style:family="paragraph" style:parent-style-name="Standard">
      <style:paragraph-properties fo:line-height="100%" fo:text-align="center" style:justify-single-word="false" style:text-autospace="none" style:writing-mode="lr-tb"/>
      <style:text-properties style:font-name="Courier 10 Pitch" fo:font-size="16pt" officeooo:rsid="001fa454" officeooo:paragraph-rsid="001fa454" style:font-name-asian="BZar" style:font-size-asian="16pt" style:font-name-complex="B Nazanin" style:font-size-complex="16pt" style:language-complex="fa" style:country-complex="IR"/>
    </style:style>
    <style:style style:name="P39" style:family="paragraph" style:parent-style-name="Standard">
      <loext:graphic-properties draw:fill-image-width="0in" draw:fill-image-height="0in"/>
      <style:paragraph-properties fo:line-height="100%" fo:text-align="end" style:justify-single-word="false" fo:padding="0in" fo:border="none" style:shadow="none" style:text-autospace="none" style:writing-mode="rl-tb" style:join-border="false">
        <style:tab-stops/>
      </style:paragraph-properties>
      <style:text-properties style:font-name="Courier 10 Pitch" fo:font-size="16pt" officeooo:rsid="001a5dcd" officeooo:paragraph-rsid="00304c3c" style:font-size-asian="16pt" style:font-name-complex="B Nazanin" style:font-size-complex="16pt"/>
    </style:style>
    <style:style style:name="P40" style:family="paragraph" style:parent-style-name="Text_20_body">
      <style:paragraph-properties fo:line-height="100%" fo:text-align="center" style:justify-single-word="false"/>
      <style:text-properties style:font-name="Courier 10 Pitch" fo:font-size="16pt" style:font-size-asian="16pt" style:font-size-complex="16pt"/>
    </style:style>
    <style:style style:name="P41" style:family="paragraph" style:parent-style-name="Standard">
      <style:paragraph-properties fo:line-height="100%" fo:text-align="end" style:justify-single-word="false" style:text-autospace="none" style:writing-mode="rl-tb"/>
      <style:text-properties style:font-name="Courier 10 Pitch" fo:font-size="16pt" fo:font-weight="bold" officeooo:paragraph-rsid="001652e5" style:font-size-asian="16pt" style:font-weight-asian="bold" style:font-name-complex="B Nazanin" style:font-size-complex="16pt" style:language-complex="fa" style:country-complex="IR" style:font-weight-complex="bold"/>
    </style:style>
    <style:style style:name="P42" style:family="paragraph" style:parent-style-name="Standard">
      <style:paragraph-properties fo:line-height="100%" fo:text-align="end" style:justify-single-word="false" style:text-autospace="none" style:writing-mode="rl-tb"/>
      <style:text-properties style:font-name="Courier 10 Pitch" fo:font-size="16pt" fo:font-weight="bold" officeooo:paragraph-rsid="001b2cc6" style:font-size-asian="16pt" style:font-weight-asian="bold" style:font-name-complex="B Nazanin" style:font-size-complex="16pt" style:language-complex="fa" style:country-complex="IR" style:font-weight-complex="bold"/>
    </style:style>
    <style:style style:name="P43" style:family="paragraph" style:parent-style-name="Standard">
      <style:paragraph-properties fo:line-height="100%" fo:text-align="end" style:justify-single-word="false" style:text-autospace="none" style:writing-mode="rl-tb"/>
      <style:text-properties style:font-name="Courier 10 Pitch" fo:font-size="16pt" fo:font-weight="bold" officeooo:paragraph-rsid="0020c4fb" style:font-size-asian="16pt" style:font-weight-asian="bold" style:font-name-complex="B Nazanin" style:font-size-complex="16pt" style:language-complex="fa" style:country-complex="IR" style:font-weight-complex="bold"/>
    </style:style>
    <style:style style:name="P44" style:family="paragraph" style:parent-style-name="Standard" style:list-style-name="L5">
      <style:paragraph-properties fo:line-height="100%" fo:text-align="end" style:justify-single-word="false" style:text-autospace="none" style:writing-mode="rl-tb"/>
      <style:text-properties style:font-name="Courier 10 Pitch" fo:font-size="16pt" officeooo:paragraph-rsid="001dd6bb" style:font-size-asian="16pt" style:font-name-complex="B Nazanin" style:font-size-complex="16pt"/>
    </style:style>
    <style:style style:name="P45" style:family="paragraph" style:parent-style-name="Standard">
      <style:paragraph-properties fo:line-height="100%" fo:text-align="end" style:justify-single-word="false" style:text-autospace="none" style:writing-mode="rl-tb"/>
      <style:text-properties style:font-name="Courier 10 Pitch" fo:font-size="16pt" officeooo:rsid="001fa454" officeooo:paragraph-rsid="0038f210" style:font-size-asian="16pt" style:font-name-complex="B Nazanin" style:font-size-complex="16pt" style:language-complex="fa" style:country-complex="IR"/>
    </style:style>
    <style:style style:name="P46" style:family="paragraph" style:parent-style-name="Standard">
      <style:paragraph-properties fo:line-height="100%" fo:text-align="end" style:justify-single-word="false" style:text-autospace="none" style:writing-mode="rl-tb"/>
      <style:text-properties style:font-name="Courier 10 Pitch" fo:font-size="16pt" officeooo:rsid="001fa454" officeooo:paragraph-rsid="001fa454" style:font-size-asian="16pt" style:font-name-complex="B Nazanin" style:font-size-complex="16pt" style:language-complex="fa" style:country-complex="IR"/>
    </style:style>
    <style:style style:name="P47" style:family="paragraph" style:parent-style-name="Standard">
      <style:paragraph-properties fo:line-height="100%" fo:text-align="end" style:justify-single-word="false" style:text-autospace="none" style:writing-mode="rl-tb"/>
      <style:text-properties style:font-name="Courier 10 Pitch" fo:font-size="16pt" officeooo:paragraph-rsid="0020c4fb" style:font-size-asian="16pt" style:font-name-complex="B Nazanin" style:font-size-complex="16pt" style:language-complex="fa" style:country-complex="IR"/>
    </style:style>
    <style:style style:name="P48" style:family="paragraph" style:parent-style-name="Standard">
      <style:paragraph-properties fo:line-height="100%" fo:text-align="end" style:justify-single-word="false" style:text-autospace="none" style:writing-mode="rl-tb"/>
      <style:text-properties style:font-name="Courier 10 Pitch" fo:font-size="16pt" officeooo:rsid="00226ae7" officeooo:paragraph-rsid="0020c4fb" style:font-name-asian="BZar" style:font-size-asian="16pt" style:font-name-complex="B Nazanin" style:font-size-complex="16pt" style:language-complex="fa" style:country-complex="IR"/>
    </style:style>
    <style:style style:name="P49" style:family="paragraph" style:parent-style-name="Standard">
      <style:paragraph-properties fo:line-height="100%" fo:text-align="end" style:justify-single-word="false" style:text-autospace="none" style:writing-mode="rl-tb"/>
      <style:text-properties fo:font-size="16pt" fo:font-weight="bold" officeooo:paragraph-rsid="001652e5" style:font-size-asian="16pt" style:font-weight-asian="bold" style:font-name-complex="B Nazanin" style:font-size-complex="16pt" style:language-complex="fa" style:country-complex="IR" style:font-weight-complex="bold"/>
    </style:style>
    <style:style style:name="P50" style:family="paragraph" style:parent-style-name="Standard" style:list-style-name="L3">
      <style:paragraph-properties fo:line-height="100%" style:writing-mode="lr-tb"/>
    </style:style>
    <style:style style:name="P51" style:family="paragraph" style:parent-style-name="Standard" style:list-style-name="L1">
      <style:paragraph-properties fo:line-height="100%" fo:text-align="start" style:justify-single-word="false" style:text-autospace="none" style:writing-mode="lr-tb"/>
      <style:text-properties style:font-name="Courier 10 Pitch" fo:font-size="16pt" officeooo:rsid="00185e2c" officeooo:paragraph-rsid="00185e2c" style:font-size-asian="16pt" style:font-name-complex="B Nazanin" style:font-size-complex="16pt" style:language-complex="fa" style:country-complex="IR"/>
    </style:style>
    <style:style style:name="P52" style:family="paragraph" style:parent-style-name="Standard" style:list-style-name="L2">
      <style:paragraph-properties fo:line-height="100%" fo:text-align="start" style:justify-single-word="false" style:text-autospace="none" style:writing-mode="lr-tb"/>
      <style:text-properties style:font-name="Courier 10 Pitch" fo:font-size="16pt" officeooo:paragraph-rsid="001a5dcd" style:font-size-asian="16pt" style:font-name-complex="B Nazanin" style:font-size-complex="16pt" style:language-complex="fa" style:country-complex="IR"/>
    </style:style>
    <style:style style:name="P53" style:family="paragraph" style:parent-style-name="Standard" style:list-style-name="L3">
      <style:paragraph-properties fo:line-height="100%" fo:text-align="start" style:justify-single-word="false" style:text-autospace="none" style:writing-mode="lr-tb"/>
      <style:text-properties style:font-name="Courier 10 Pitch" fo:font-size="16pt" officeooo:rsid="001a5dcd" officeooo:paragraph-rsid="001a5dcd" style:font-size-asian="16pt" style:font-name-complex="B Nazanin" style:font-size-complex="16pt" style:language-complex="fa" style:country-complex="IR"/>
    </style:style>
    <style:style style:name="P54" style:family="paragraph" style:parent-style-name="Standard" style:list-style-name="L4">
      <style:paragraph-properties fo:line-height="100%" fo:text-align="start" style:justify-single-word="false" style:text-autospace="none" style:writing-mode="lr-tb"/>
      <style:text-properties style:font-name="Courier 10 Pitch" fo:font-size="16pt" officeooo:rsid="001b2cc6" officeooo:paragraph-rsid="001b2cc6" style:font-size-asian="16pt" style:font-name-complex="B Nazanin" style:font-size-complex="16pt" style:language-complex="fa" style:country-complex="IR"/>
    </style:style>
    <style:style style:name="P55" style:family="paragraph" style:parent-style-name="Standard">
      <style:paragraph-properties fo:line-height="100%" fo:text-align="start" style:justify-single-word="false" style:text-autospace="none" style:writing-mode="lr-tb"/>
      <style:text-properties style:font-name="Courier 10 Pitch" fo:font-size="16pt" officeooo:rsid="001e1e4f" officeooo:paragraph-rsid="0037b390" style:font-size-asian="16pt" style:font-name-complex="B Nazanin" style:font-size-complex="16pt" style:language-complex="fa" style:country-complex="IR"/>
    </style:style>
    <style:style style:name="P56" style:family="paragraph" style:parent-style-name="Standard">
      <style:paragraph-properties fo:line-height="100%" fo:text-align="start" style:justify-single-word="false" style:text-autospace="none" style:writing-mode="lr-tb"/>
      <style:text-properties style:font-name="Courier 10 Pitch" fo:font-size="16pt" officeooo:rsid="001fa454" officeooo:paragraph-rsid="001fa454" style:font-size-asian="16pt" style:font-name-complex="B Nazanin" style:font-size-complex="16pt" style:language-complex="fa" style:country-complex="IR"/>
    </style:style>
    <style:style style:name="P57" style:family="paragraph" style:parent-style-name="Standard">
      <style:paragraph-properties fo:line-height="100%" fo:text-align="start" style:justify-single-word="false" style:text-autospace="none" style:writing-mode="lr-tb"/>
      <style:text-properties style:font-name="Courier 10 Pitch" fo:font-size="16pt" officeooo:rsid="0020c4fb" officeooo:paragraph-rsid="0020c4fb" style:font-size-asian="16pt" style:font-name-complex="B Nazanin" style:font-size-complex="16pt" style:language-complex="fa" style:country-complex="IR"/>
    </style:style>
    <style:style style:name="P58" style:family="paragraph" style:parent-style-name="Standard">
      <style:paragraph-properties fo:line-height="100%" fo:text-align="start" style:justify-single-word="false" style:text-autospace="none" style:writing-mode="lr-tb"/>
      <style:text-properties style:font-name="Courier 10 Pitch" fo:font-size="16pt" fo:font-weight="bold" officeooo:rsid="0020c4fb" officeooo:paragraph-rsid="0020c4fb" style:font-size-asian="16pt" style:font-weight-asian="bold" style:font-name-complex="B Nazanin" style:font-size-complex="16pt" style:language-complex="fa" style:country-complex="IR" style:font-weight-complex="bold"/>
    </style:style>
    <style:style style:name="P59" style:family="paragraph" style:parent-style-name="Standard">
      <loext:graphic-properties draw:fill-image-width="0in" draw:fill-image-height="0in"/>
      <style:paragraph-properties fo:line-height="100%" fo:text-align="end" style:justify-single-word="false" fo:padding="0in" fo:border="none" style:shadow="none" style:text-autospace="none" style:writing-mode="rl-tb" style:join-border="false">
        <style:tab-stops/>
      </style:paragraph-properties>
      <style:text-properties style:font-name="Courier 10 Pitch" fo:font-size="16pt" fo:font-weight="bold" officeooo:rsid="002ef2e2" officeooo:paragraph-rsid="00304c3c" style:font-size-asian="16pt" style:font-weight-asian="bold" style:font-name-complex="B Nazanin" style:font-size-complex="16pt" style:language-complex="fa" style:country-complex="IR" style:font-weight-complex="bold"/>
    </style:style>
    <style:style style:name="P60" style:family="paragraph" style:parent-style-name="Heading_20_1">
      <style:paragraph-properties fo:line-height="100%"/>
      <style:text-properties officeooo:rsid="00265e68" officeooo:paragraph-rsid="00265e68"/>
    </style:style>
    <style:style style:name="T1" style:family="text">
      <style:text-properties style:font-name="Courier 10 Pitch" fo:font-weight="bold" style:font-weight-asian="bold" style:language-complex="fa" style:country-complex="IR" style:font-weight-complex="bold"/>
    </style:style>
    <style:style style:name="T2" style:family="text">
      <style:text-properties style:font-name="Courier 10 Pitch" fo:font-weight="bold" officeooo:rsid="0017a22b" style:font-weight-asian="bold" style:language-complex="fa" style:country-complex="IR" style:font-weight-complex="bold"/>
    </style:style>
    <style:style style:name="T3" style:family="text">
      <style:text-properties style:font-name="Courier 10 Pitch" fo:font-weight="bold" officeooo:rsid="00265e68" style:font-weight-asian="bold" style:language-complex="fa" style:country-complex="IR" style:font-weight-complex="bold"/>
    </style:style>
    <style:style style:name="T4" style:family="text">
      <style:text-properties style:font-name="Courier 10 Pitch" style:language-complex="fa" style:country-complex="IR"/>
    </style:style>
    <style:style style:name="T5" style:family="text">
      <style:text-properties style:font-name="Courier 10 Pitch" style:font-name-asian="BZar" style:language-complex="fa" style:country-complex="IR"/>
    </style:style>
    <style:style style:name="T6" style:family="text">
      <style:text-properties style:font-name="Courier 10 Pitch" fo:font-size="16pt" style:font-size-asian="16pt" style:font-name-complex="B Nazanin" style:font-size-complex="16pt" style:language-complex="fa" style:country-complex="IR"/>
    </style:style>
    <style:style style:name="T7" style:family="text">
      <style:text-properties style:font-name="Courier 10 Pitch" fo:font-size="16pt" officeooo:rsid="00185e2c" style:font-size-asian="16pt" style:font-name-complex="B Nazanin" style:font-size-complex="16pt" style:language-complex="fa" style:country-complex="IR"/>
    </style:style>
    <style:style style:name="T8" style:family="text">
      <style:text-properties style:font-name="Courier 10 Pitch" fo:font-size="16pt" officeooo:rsid="001a5dcd" style:font-size-asian="16pt" style:font-name-complex="B Nazanin" style:font-size-complex="16pt" style:language-complex="fa" style:country-complex="IR"/>
    </style:style>
    <style:style style:name="T9" style:family="text">
      <style:text-properties style:font-name="Courier 10 Pitch" fo:font-size="16pt" officeooo:rsid="001b2cc6" style:font-size-asian="16pt" style:font-name-complex="B Nazanin" style:font-size-complex="16pt" style:language-complex="fa" style:country-complex="IR"/>
    </style:style>
    <style:style style:name="T10" style:family="text">
      <style:text-properties style:font-name="Courier 10 Pitch" fo:font-size="16pt" officeooo:rsid="001a5dcd" style:font-size-asian="16pt" style:font-size-complex="16pt" style:language-complex="fa" style:country-complex="IR"/>
    </style:style>
    <style:style style:name="T11" style:family="text">
      <style:text-properties style:font-name="Courier 10 Pitch" fo:font-size="16pt" officeooo:rsid="002ef2e2" style:font-size-asian="16pt" style:font-size-complex="16pt" style:language-complex="fa" style:country-complex="IR"/>
    </style:style>
    <style:style style:name="T12" style:family="text">
      <style:text-properties style:font-name="Courier 10 Pitch" fo:font-size="16pt" fo:font-weight="bold" style:font-size-asian="16pt" style:font-weight-asian="bold" style:font-name-complex="B Nazanin" style:font-size-complex="16pt" style:language-complex="fa" style:country-complex="IR" style:font-weight-complex="bold"/>
    </style:style>
    <style:style style:name="T13" style:family="text">
      <style:text-properties style:font-name="Courier 10 Pitch" fo:font-size="16pt" style:font-name-asian="BZar" style:font-size-asian="16pt" style:font-name-complex="B Nazanin" style:font-size-complex="16pt" style:language-complex="fa" style:country-complex="IR"/>
    </style:style>
    <style:style style:name="T14" style:family="text">
      <style:text-properties style:font-name="Courier 10 Pitch" fo:font-size="16pt" officeooo:rsid="001b2cc6" style:font-name-asian="BZar" style:font-size-asian="16pt" style:font-name-complex="B Nazanin" style:font-size-complex="16pt" style:language-complex="fa" style:country-complex="IR"/>
    </style:style>
    <style:style style:name="T15" style:family="text">
      <style:text-properties style:font-name="Courier 10 Pitch" fo:font-size="16pt" officeooo:rsid="00185e2c" style:font-name-asian="BZar" style:font-size-asian="16pt" style:font-name-complex="B Nazanin" style:font-size-complex="16pt" style:language-complex="fa" style:country-complex="IR"/>
    </style:style>
    <style:style style:name="T16" style:family="text">
      <style:text-properties fo:font-weight="bold" style:font-weight-asian="bold" style:language-complex="fa" style:country-complex="IR" style:font-weight-complex="bold"/>
    </style:style>
    <style:style style:name="T17" style:family="text">
      <style:text-properties fo:font-weight="bold" officeooo:rsid="001dd6bb" style:font-weight-asian="bold" style:language-complex="fa" style:country-complex="IR" style:font-weight-complex="bold"/>
    </style:style>
    <style:style style:name="T18" style:family="text">
      <style:text-properties fo:font-weight="bold" officeooo:rsid="001e1e4f" style:font-weight-asian="bold" style:language-complex="fa" style:country-complex="IR" style:font-weight-complex="bold"/>
    </style:style>
    <style:style style:name="T19" style:family="text">
      <style:text-properties fo:font-weight="bold" officeooo:rsid="002ef2e2" style:font-weight-asian="bold" style:language-complex="fa" style:country-complex="IR" style:font-weight-complex="bold"/>
    </style:style>
    <style:style style:name="T20" style:family="text">
      <style:text-properties fo:font-weight="bold" officeooo:rsid="003c3ee4" style:font-weight-asian="bold" style:language-complex="fa" style:country-complex="IR" style:font-weight-complex="bold"/>
    </style:style>
    <style:style style:name="T21" style:family="text">
      <style:text-properties fo:font-weight="bold" officeooo:rsid="0020c4fb" style:font-weight-asian="bold" style:font-weight-complex="bold"/>
    </style:style>
    <style:style style:name="T22" style:family="text">
      <style:text-properties fo:font-weight="bold" style:font-name-asian="BZar" style:font-weight-asian="bold" style:language-complex="fa" style:country-complex="IR" style:font-weight-complex="bold"/>
    </style:style>
    <style:style style:name="T23" style:family="text">
      <style:text-properties style:language-complex="fa" style:country-complex="IR"/>
    </style:style>
    <style:style style:name="T24" style:family="text">
      <style:text-properties officeooo:rsid="0017a22b" style:language-complex="fa" style:country-complex="IR"/>
    </style:style>
    <style:style style:name="T25" style:family="text">
      <style:text-properties officeooo:rsid="00185e2c" style:language-complex="fa" style:country-complex="IR"/>
    </style:style>
    <style:style style:name="T26" style:family="text">
      <style:text-properties officeooo:rsid="001a5dcd" style:language-complex="fa" style:country-complex="IR"/>
    </style:style>
    <style:style style:name="T27" style:family="text">
      <style:text-properties officeooo:rsid="001c2d4b" style:language-complex="fa" style:country-complex="IR"/>
    </style:style>
    <style:style style:name="T28" style:family="text">
      <style:text-properties officeooo:rsid="001dd6bb" style:language-complex="fa" style:country-complex="IR"/>
    </style:style>
    <style:style style:name="T29" style:family="text">
      <style:text-properties officeooo:rsid="001e1e4f" style:language-complex="fa" style:country-complex="IR"/>
    </style:style>
    <style:style style:name="T30" style:family="text">
      <style:text-properties officeooo:rsid="001fa454" style:language-complex="fa" style:country-complex="IR"/>
    </style:style>
    <style:style style:name="T31" style:family="text">
      <style:text-properties officeooo:rsid="0020c4fb" style:language-complex="fa" style:country-complex="IR"/>
    </style:style>
    <style:style style:name="T32" style:family="text">
      <style:text-properties officeooo:rsid="00226ae7" style:language-complex="fa" style:country-complex="IR"/>
    </style:style>
    <style:style style:name="T33" style:family="text">
      <style:text-properties officeooo:rsid="002ef2e2" style:language-complex="fa" style:country-complex="IR"/>
    </style:style>
    <style:style style:name="T34" style:family="text">
      <style:text-properties officeooo:rsid="00329927" style:language-complex="fa" style:country-complex="IR"/>
    </style:style>
    <style:style style:name="T35" style:family="text">
      <style:text-properties officeooo:rsid="00381d28" style:language-complex="fa" style:country-complex="IR"/>
    </style:style>
    <style:style style:name="T36" style:family="text">
      <style:text-properties officeooo:rsid="0039e5e3" style:language-complex="fa" style:country-complex="IR"/>
    </style:style>
    <style:style style:name="T37" style:family="text">
      <style:text-properties officeooo:rsid="003c3ee4" style:language-complex="fa" style:country-complex="IR"/>
    </style:style>
    <style:style style:name="T38" style:family="text">
      <style:text-properties style:font-name-asian="BZar" style:language-complex="fa" style:country-complex="IR"/>
    </style:style>
    <style:style style:name="T39" style:family="text">
      <style:text-properties officeooo:rsid="001a5dcd" style:font-name-asian="BZar" style:language-complex="fa" style:country-complex="IR"/>
    </style:style>
    <style:style style:name="T40" style:family="text">
      <style:text-properties officeooo:rsid="001c2d4b" style:font-name-asian="BZar" style:language-complex="fa" style:country-complex="IR"/>
    </style:style>
    <style:style style:name="T41" style:family="text">
      <style:text-properties officeooo:rsid="001dd6bb" style:font-name-asian="BZar" style:language-complex="fa" style:country-complex="IR"/>
    </style:style>
    <style:style style:name="T42" style:family="text">
      <style:text-properties officeooo:rsid="001e1e4f" style:font-name-asian="BZar" style:language-complex="fa" style:country-complex="IR"/>
    </style:style>
    <style:style style:name="T43" style:family="text">
      <style:text-properties officeooo:rsid="001fa454" style:font-name-asian="BZar" style:language-complex="fa" style:country-complex="IR"/>
    </style:style>
    <style:style style:name="T44" style:family="text">
      <style:text-properties officeooo:rsid="0020c4fb" style:font-name-asian="BZar" style:language-complex="fa" style:country-complex="IR"/>
    </style:style>
    <style:style style:name="T45" style:family="text">
      <style:text-properties officeooo:rsid="00226ae7" style:font-name-asian="BZar" style:language-complex="fa" style:country-complex="IR"/>
    </style:style>
    <style:style style:name="T46" style:family="text">
      <style:text-properties officeooo:rsid="002ef2e2" style:font-name-asian="BZar" style:language-complex="fa" style:country-complex="IR"/>
    </style:style>
    <style:style style:name="T47" style:family="text">
      <style:text-properties officeooo:rsid="00329927" style:font-name-asian="BZar" style:language-complex="fa" style:country-complex="IR"/>
    </style:style>
    <style:style style:name="T48" style:family="text">
      <style:text-properties officeooo:rsid="0037b390" style:font-name-asian="BZar" style:language-complex="fa" style:country-complex="IR"/>
    </style:style>
    <style:style style:name="T49" style:family="text">
      <style:text-properties officeooo:rsid="0039e5e3" style:font-name-asian="BZar" style:language-complex="fa" style:country-complex="IR"/>
    </style:style>
    <style:style style:name="T50" style:family="text">
      <style:text-properties officeooo:rsid="003c3ee4" style:font-name-asian="BZar" style:language-complex="fa" style:country-complex="IR"/>
    </style:style>
    <style:style style:name="T51" style:family="text">
      <style:text-properties fo:font-weight="normal" style:font-weight-asian="normal" style:language-complex="fa" style:country-complex="IR" style:font-weight-complex="normal"/>
    </style:style>
    <style:style style:name="T52" style:family="text">
      <style:text-properties fo:font-weight="normal" officeooo:rsid="001dd6bb" style:font-weight-asian="normal" style:language-complex="fa" style:country-complex="IR" style:font-weight-complex="normal"/>
    </style:style>
    <style:style style:name="T53" style:family="text">
      <style:text-properties fo:font-weight="normal" officeooo:rsid="001e1e4f" style:font-weight-asian="normal" style:language-complex="fa" style:country-complex="IR" style:font-weight-complex="normal"/>
    </style:style>
    <style:style style:name="T54" style:family="text">
      <style:text-properties fo:font-weight="normal" officeooo:rsid="0020c4fb" style:font-weight-asian="normal" style:font-weight-complex="normal"/>
    </style:style>
    <style:style style:name="T55" style:family="text">
      <style:text-properties fo:font-weight="normal" style:font-name-asian="BZar" style:font-weight-asian="normal" style:language-complex="fa" style:country-complex="IR" style:font-weight-complex="normal"/>
    </style:style>
    <style:style style:name="T56" style:family="text">
      <style:text-properties fo:font-weight="normal" officeooo:rsid="001e1e4f" style:font-name-asian="BZar" style:font-weight-asian="normal" style:language-complex="fa" style:country-complex="IR" style:font-weight-complex="normal"/>
    </style:style>
    <style:style style:name="T57" style:family="text">
      <style:text-properties fo:font-weight="normal" officeooo:rsid="0020c4fb" style:font-name-asian="BZar" style:font-weight-asian="normal" style:language-complex="fa" style:country-complex="IR" style:font-weight-complex="normal"/>
    </style:style>
    <style:style style:name="T58" style:family="text">
      <style:text-properties officeooo:rsid="0032992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0" text:outline-level="1">1. Relations’ Operations</text:h>
      <text:p text:style-name="P21"><text:span text:style-name="T1">م</text:span><text:span text:style-name="T2">ت</text:span><text:span text:style-name="T3">م</text:span><text:span text:style-name="T1">م </text:span><text:span text:style-name="T1"><draw:frame draw:style-name="fr1" draw:name="Object1" text:anchor-type="as-char" svg:y="-0.1484in" svg:width="0.1957in" svg:height="0.1846in" draw:z-index="7"><draw:object xlink:href="./Object 1" xlink:type="simple" xlink:show="embed" xlink:actuate="onLoad"/><draw:image xlink:href="./ObjectReplacements/Object 1" xlink:type="simple" xlink:show="embed" xlink:actuate="onLoad"/></draw:frame></text:span><text:span text:style-name="T4">: با </text:span><text:span text:style-name="T5"><draw:frame draw:style-name="fr1" draw:name="Object2" text:anchor-type="as-char" svg:y="-0.1484in" svg:width="0.1957in" svg:height="0.1846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5"> </text:span><text:span text:style-name="T4">نشان</text:span><text:span text:style-name="T5"> </text:span><text:span text:style-name="T4">داده</text:span><text:span text:style-name="T5"> </text:span><text:span text:style-name="T4">می</text:span><text:span text:style-name="T5"> </text:span><text:span text:style-name="T4">شود.</text:span></text:p>
      <text:p text:style-name="P29"><draw:frame draw:style-name="fr1" draw:name="Object3" text:anchor-type="as-char" svg:y="-0.1484in" svg:width="1.0846in" svg:height="0.1846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2"/>
      <text:p text:style-name="P9"><text:span text:style-name="T16">معکوس </text:span><text:span text:style-name="T16"><draw:frame draw:style-name="fr1" draw:name="Object4" text:anchor-type="as-char" svg:y="-0.1484in" svg:width="0.1953in" svg:height="0.1839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3">: </text:span><text:span text:style-name="T24">با </text:span><text:span text:style-name="T24"><draw:frame draw:style-name="fr1" draw:name="Object5" text:anchor-type="as-char" svg:y="-0.172in" svg:width="0.3181in" svg:height="0.2083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4"> </text:span><text:span text:style-name="T23">(ترانهاد</text:span><text:span text:style-name="T24">ه </text:span><text:span text:style-name="T24"><draw:frame draw:style-name="fr1" draw:name="Object6" text:anchor-type="as-char" svg:y="-0.172in" svg:width="0.2626in" svg:height="0.2083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4"> </text:span><text:span text:style-name="T23">) </text:span><text:span text:style-name="T24">نشان داده می شود.</text:span></text:p>
      <text:p text:style-name="P30"><draw:frame draw:style-name="fr1" draw:name="Object7" text:anchor-type="as-char" svg:y="-0.172in" svg:width="1.2075in" svg:height="0.2083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">داریم:</text:p>
      <text:p text:style-name="P40"><draw:frame draw:style-name="fr1" draw:name="Object8" text:anchor-type="as-char" svg:y="-0.248in" svg:width="2.0035in" svg:height="0.4484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41"/>
      <text:p text:style-name="P9"><text:span text:style-name="T16">مثال</text:span><text:span text:style-name="T23">: فرض</text:span><text:span text:style-name="T38"> </text:span><text:span text:style-name="T23">کنید </text:span><text:span text:style-name="T38"><draw:frame draw:style-name="fr1" draw:name="Object9" text:anchor-type="as-char" svg:y="-0.1484in" svg:width="1.3154in" svg:height="0.1937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8"> </text:span><text:span text:style-name="T23">مجموعه</text:span><text:span text:style-name="T38"> </text:span><text:span text:style-name="T23">دانشجویان</text:span><text:span text:style-name="T38"> </text:span><text:span text:style-name="T23">و </text:span><text:span text:style-name="T23"><draw:frame draw:style-name="fr1" draw:name="Object10" text:anchor-type="as-char" svg:y="-0.1484in" svg:width="2.8807in" svg:height="0.1937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3"> مجموعه</text:span><text:span text:style-name="T38"> </text:span><text:span text:style-name="T23">دروس</text:span><text:span text:style-name="T38"> </text:span><text:span text:style-name="T23">ارائه</text:span><text:span text:style-name="T38"> </text:span><text:span text:style-name="T23">شده</text:span><text:span text:style-name="T38"> </text:span><text:span text:style-name="T23">توسط</text:span><text:span text:style-name="T38"> </text:span><text:span text:style-name="T23">دانشکده</text:span><text:span text:style-name="T38"> </text:span><text:span text:style-name="T23">کامپیوتر </text:span><text:span text:style-name="T25">باشد.</text:span><text:span text:style-name="T38"> </text:span><text:span text:style-name="T23">ماتریس</text:span><text:span text:style-name="T38"> </text:span><text:span text:style-name="T23">های</text:span><text:span text:style-name="T38"> </text:span><text:span text:style-name="T23">روابط</text:span><text:span text:style-name="T23"><draw:frame draw:style-name="fr1" draw:name="Object11" text:anchor-type="as-char" svg:y="-0.1484in" svg:width="0.1953in" svg:height="0.1839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3"> </text:span><text:span text:style-name="T25">و </text:span><text:span text:style-name="T25"><draw:frame draw:style-name="fr1" draw:name="Object12" text:anchor-type="as-char" svg:y="-0.1484in" svg:width="0.1744in" svg:height="0.1846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5">به صورت زیر است:</text:span></text:p>
      <text:p text:style-name="P25"><draw:frame draw:style-name="fr1" draw:name="Object13" text:anchor-type="as-char" svg:y="-1.1709in" svg:width="2.1437in" svg:height="2.3217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4">حاصل هر یک از روابط زیر را پیدا کنید.</text:p>
      <text:list xml:id="list2138137436293176216" text:style-name="L1">
        <text:list-item>
          <text:p text:style-name="P51"><draw:frame draw:style-name="fr1" draw:name="Object14" text:anchor-type="as-char" svg:y="-0.1484in" svg:width="0.4307in" svg:height="0.1846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</text:list-item>
        <text:list-item>
          <text:p text:style-name="P51"><draw:frame draw:style-name="fr1" draw:name="Object15" text:anchor-type="as-char" svg:y="-0.1484in" svg:width="0.4307in" svg:height="0.1846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</text:list-item>
        <text:list-item>
          <text:p text:style-name="P51"><draw:frame draw:style-name="fr1" draw:name="Object16" text:anchor-type="as-char" svg:y="-0.152in" svg:width="1.7728in" svg:height="0.2008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</text:list-item>
        <text:list-item>
          <text:p text:style-name="P51"><draw:frame draw:style-name="fr1" draw:name="Object17" text:anchor-type="as-char" svg:y="-0.1484in" svg:width="0.4307in" svg:height="0.1846in" draw:z-index="5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</text:list-item>
        <text:list-item>
          <text:p text:style-name="P51"><draw:frame draw:style-name="fr1" draw:name="Object77" text:anchor-type="as-char" svg:y="-0.1484in" svg:width="0.1957in" svg:height="0.1846in" draw:z-index="57"><draw:object xlink:href="./Object 77" xlink:type="simple" xlink:show="embed" xlink:actuate="onLoad"/><draw:image xlink:href="./ObjectReplacements/Object 77" xlink:type="simple" xlink:show="embed" xlink:actuate="onLoad"/></draw:frame></text:p>
        </text:list-item>
      </text:list>
      <text:p text:style-name="P4">حل:</text:p>
      <text:p text:style-name="P31"><draw:frame draw:style-name="fr1" draw:name="Object78" text:anchor-type="as-char" svg:y="-0.5366in" svg:width="7.6043in" svg:height="1.0272in" draw:z-index="58"><draw:object xlink:href="./Object 78" xlink:type="simple" xlink:show="embed" xlink:actuate="onLoad"/><draw:image xlink:href="./ObjectReplacements/Object 78" xlink:type="simple" xlink:show="embed" xlink:actuate="onLoad"/></draw:frame></text:p>
      <text:p text:style-name="P31"/>
      <text:p text:style-name="P24"><text:span text:style-name="T7">آموزش دادن بعضی از</text:span><text:span text:style-name="T13"> </text:span><text:span text:style-name="T6">قضایا</text:span><text:span text:style-name="T13"> </text:span><text:span text:style-name="T15">به ماشین با قرار دادن آن‌ها در پایگاه اطلاعات، می‌تواند منجر به کاهش </text:span><text:span text:style-name="T6">هزینه</text:span><text:span text:style-name="T13"> </text:span><text:span text:style-name="T6">محاسباتی</text:span><text:span text:style-name="T13"> </text:span><text:span text:style-name="T15">شود</text:span><text:span text:style-name="T6">.</text:span></text:p>
      <text:p text:style-name="P24"><text:span text:style-name="T6"><text:s/></text:span><text:span text:style-name="T8">دو قضیه زیر را در نظر بگیرید:</text:span></text:p>
      <text:list xml:id="list6382769490069239897" text:style-name="L2">
        <text:list-item>
          <text:p text:style-name="P52"><draw:frame draw:style-name="fr1" draw:name="Object19" text:anchor-type="as-char" svg:y="-0.172in" svg:width="1.5701in" svg:height="0.2201in" draw:z-index="16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</text:list-item>
      </text:list>
      <text:p text:style-name="P10"><text:span text:style-name="T26">در </text:span><text:span text:style-name="T33">سمت چپ معادله</text:span><text:span text:style-name="T26">،</text:span><text:span text:style-name="T38"> </text:span><text:span text:style-name="T23">ترانهاده</text:span><text:span text:style-name="T38"> </text:span><text:span text:style-name="T23">تک</text:span><text:span text:style-name="T38"> </text:span><text:span text:style-name="T23">تک</text:span><text:span text:style-name="T38"> </text:span><text:span text:style-name="T23">رابطه</text:span><text:span text:style-name="T38"> </text:span><text:span text:style-name="T23">ها</text:span><text:span text:style-name="T39"> </text:span><text:span text:style-name="T23">و</text:span><text:span text:style-name="T38"> </text:span><text:span text:style-name="T23">سپس</text:span><text:span text:style-name="T38"> </text:span><text:span text:style-name="T23">اشتراک</text:span><text:span text:style-name="T38"> </text:span><text:span text:style-name="T23">آن</text:span><text:span text:style-name="T38"> </text:span><text:span text:style-name="T23">ها</text:span><text:span text:style-name="T38"> </text:span><text:span text:style-name="T39">محاسبه می‌ شود.</text:span></text:p>
      <text:p text:style-name="P10"><text:span text:style-name="T39">در حالی</text:span><text:span text:style-name="T46">که در</text:span><text:span text:style-name="T39"> </text:span><text:span text:style-name="T46">سمت راست معادله،</text:span><text:span text:style-name="T39"> </text:span><text:span text:style-name="T23">ابتدا</text:span><text:span text:style-name="T38"> </text:span><text:span text:style-name="T23">اشتراک</text:span><text:span text:style-name="T38"> </text:span><text:span text:style-name="T46">روابط </text:span><text:span text:style-name="T23">گ</text:span><text:span text:style-name="T26">رفته می‌ شود </text:span><text:span text:style-name="T33">که</text:span><text:span text:style-name="T26"> حاصل، </text:span><text:span text:style-name="T23">ماتریس</text:span><text:span text:style-name="T38"> </text:span><text:span text:style-name="T46">بولی </text:span><text:span text:style-name="T23">کوچک‌تری</text:span><text:span text:style-name="T33"> </text:span><text:span text:style-name="T26">خواهد </text:span><text:span text:style-name="T33">شد</text:span><text:span text:style-name="T26">.</text:span><text:span text:style-name="T38"> </text:span><text:span text:style-name="T23">سپس</text:span><text:span text:style-name="T38"> </text:span><text:span text:style-name="T23">ترانهاده</text:span><text:span text:style-name="T38"> </text:span><text:span text:style-name="T46">روی کل ماتریس </text:span><text:span text:style-name="T39">محاسبه می شود</text:span><text:span text:style-name="T23">.</text:span></text:p>
      <text:p text:style-name="P23"><text:span text:style-name="T10">بنابراین استفاده از </text:span><text:span text:style-name="T23">سمت</text:span><text:span text:style-name="T11"> راست </text:span><text:span text:style-name="T10">قضیه</text:span><text:span text:style-name="T11">، </text:span><text:span text:style-name="T10">هزینه محاسبات را کاهش می دهد.</text:span></text:p>
      <text:p text:style-name="P59"/>
      <text:p text:style-name="P39"><text:span text:style-name="T19">تمرین</text:span><text:span text:style-name="T23">: کدام </text:span><text:span text:style-name="T33">سمت</text:span><text:span text:style-name="T23"> از معادلات زیر بار محاسباتی </text:span><text:span text:style-name="T33">کمتری دارد</text:span><text:span text:style-name="T23">؟</text:span></text:p>
      <text:list xml:id="list816760738352513178" text:style-name="L3">
        <text:list-item>
          <text:p text:style-name="P53"><draw:frame draw:style-name="fr1" draw:name="Object21" text:anchor-type="as-char" svg:y="-0.172in" svg:width="0.1957in" svg:height="0.1846in" draw:z-index="59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</text:list-item>
        <text:list-item>
          <text:p text:style-name="P53"><draw:frame draw:style-name="fr1" draw:name="Object20" text:anchor-type="as-char" svg:y="-0.1744in" svg:width="1.2083in" svg:height="0.222in" draw:z-index="60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</text:list-item>
        <text:list-item>
          <text:p text:style-name="P50"><draw:frame draw:style-name="fr1" draw:name="Object18" text:anchor-type="as-char" svg:y="-0.1736in" svg:width="1.2083in" svg:height="0.222in" draw:z-index="61"><draw:object xlink:href="./Object 20" xlink:type="simple" xlink:show="embed" xlink:actuate="onLoad"/><draw:image xlink:href="./ObjectReplacements/Object 20" xlink:type="simple" xlink:show="embed" xlink:actuate="onLoad"/></draw:frame></text:p>
        </text:list-item>
      </text:list>
      <text:p text:style-name="P42"/>
      <text:p text:style-name="P22"><text:span text:style-name="T12">مثال</text:span><text:span text:style-name="T6">: فرض</text:span><text:span text:style-name="T13"> </text:span><text:span text:style-name="T6">کنید </text:span><text:span text:style-name="T13"><draw:frame draw:style-name="fr1" draw:name="Object23" text:anchor-type="as-char" svg:y="-0.1484in" svg:width="1.0126in" svg:height="0.1937in" draw:z-index="17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3"> </text:span><text:span text:style-name="T14">باشد. </text:span><text:span text:style-name="T14"><draw:frame draw:style-name="fr1" draw:name="Object24" text:anchor-type="as-char" svg:y="-0.1484in" svg:width="0.1953in" svg:height="0.1839in" draw:z-index="18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4"> و </text:span><text:span text:style-name="T14"><draw:frame draw:style-name="fr1" draw:name="Object25" text:anchor-type="as-char" svg:y="-0.1484in" svg:width="0.1744in" svg:height="0.1846in" draw:z-index="19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4"> </text:span><text:span text:style-name="T6">دو</text:span><text:span text:style-name="T13"> </text:span><text:span text:style-name="T6">رابطه</text:span><text:span text:style-name="T13"> </text:span><text:span text:style-name="T6">در </text:span><text:span text:style-name="T6"><draw:frame draw:style-name="fr1" draw:name="Object26" text:anchor-type="as-char" svg:y="-0.1484in" svg:width="0.2071in" svg:height="0.1846in" draw:z-index="20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6"> </text:span><text:span text:style-name="T9">هستند که ماتریس بولی آن‌ها به صورت زیر است:</text:span></text:p>
      <text:p text:style-name="P26"><draw:frame draw:style-name="fr1" draw:name="Object27" text:anchor-type="as-char" svg:y="-0.772in" svg:width="1.128in" svg:height="1.5154in" draw:z-index="21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5">حاصل روابط زیر را بدست آورید.</text:p>
      <text:list xml:id="list5089186451746463058" text:style-name="L4">
        <text:list-item>
          <text:p text:style-name="P54"><draw:frame draw:style-name="fr1" draw:name="Object28" text:anchor-type="as-char" svg:y="-0.172in" svg:width="0.5575in" svg:height="0.2335in" draw:z-index="22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</text:list-item>
        <text:list-item>
          <text:p text:style-name="P54"><draw:frame draw:style-name="fr1" draw:name="Object29" text:anchor-type="as-char" svg:y="-0.1484in" svg:width="0.4543in" svg:height="0.2098in" draw:z-index="23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</text:list-item>
        <text:list-item>
          <text:p text:style-name="P54"><draw:frame draw:style-name="fr1" draw:name="Object30" text:anchor-type="as-char" svg:y="-0.1484in" svg:width="0.4543in" svg:height="0.2098in" draw:z-index="24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</text:list-item>
      </text:list>
      <text:p text:style-name="P8">حل:</text:p>
      <text:p text:style-name="P32"><draw:frame draw:style-name="fr1" draw:name="Object22" text:anchor-type="as-char" svg:y="-1.2016in" svg:width="2.0083in" svg:height="2.3728in" draw:z-index="62"><draw:object xlink:href="./Object 22" xlink:type="simple" xlink:show="embed" xlink:actuate="onLoad"/><draw:image xlink:href="./ObjectReplacements/Object 22" xlink:type="simple" xlink:show="embed" xlink:actuate="onLoad"/></draw:frame></text:p>
      <text:p text:style-name="P41"/>
      <text:p text:style-name="P9"><text:span text:style-name="T16">بستارها</text:span><text:span text:style-name="T23">: اگر</text:span><text:span text:style-name="T38"> </text:span><text:span text:style-name="T23">رابطه </text:span><text:span text:style-name="T38"><draw:frame draw:style-name="fr1" draw:name="Object31" text:anchor-type="as-char" svg:y="-0.1484in" svg:width="0.1953in" svg:height="0.1839in" draw:z-index="25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38"> </text:span><text:span text:style-name="T23">فاقد</text:span><text:span text:style-name="T38"> </text:span><text:span text:style-name="T23">یکی</text:span><text:span text:style-name="T38"> </text:span><text:span text:style-name="T23">از</text:span><text:span text:style-name="T38"> </text:span><text:span text:style-name="T23">خصوصیات</text:span><text:span text:style-name="T38"> </text:span><text:span text:style-name="T23">بازتابی</text:span><text:span text:style-name="T27">،</text:span><text:span text:style-name="T38"> </text:span><text:span text:style-name="T23">ت</text:span><text:span text:style-name="T27">ق</text:span><text:span text:style-name="T23">ا</text:span><text:span text:style-name="T27">ر</text:span><text:span text:style-name="T23">ن</text:span><text:span text:style-name="T38"> </text:span><text:span text:style-name="T40">و </text:span><text:span text:style-name="T23">تعدی</text:span><text:span text:style-name="T38"> </text:span><text:span text:style-name="T23">باشد. </text:span><text:span text:style-name="T34">شاید بتوان</text:span><text:span text:style-name="T38"> </text:span><text:span text:style-name="T23">با</text:span><text:span text:style-name="T38"> </text:span><text:span text:style-name="T23">افزودن</text:span><text:span text:style-name="T38"> </text:span><text:span text:style-name="T23">زوج</text:span><text:span text:style-name="T38"> </text:span><text:span text:style-name="T23">مرتب</text:span><text:span text:style-name="T38"> </text:span><text:span text:style-name="T23">به</text:span><text:span text:style-name="T38"> </text:span><text:span text:style-name="T23">آن</text:span><text:span text:style-name="T27">، </text:span><text:span text:style-name="T27"><draw:frame draw:style-name="fr1" draw:name="Object32" text:anchor-type="as-char" svg:y="-0.1484in" svg:width="0.1953in" svg:height="0.1839in" draw:z-index="26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38"> </text:span><text:span text:style-name="T23">را</text:span><text:span text:style-name="T38"> </text:span><text:span text:style-name="T40">به یک رابطه هم ارزی </text:span><text:span text:style-name="T23">تبدیل</text:span><text:span text:style-name="T38"> </text:span><text:span text:style-name="T23">ک</text:span><text:span text:style-name="T34">رد</text:span><text:span text:style-name="T23">. البته</text:span><text:span text:style-name="T38"> </text:span><text:span text:style-name="T23">تعداد</text:span><text:span text:style-name="T38"> </text:span><text:span text:style-name="T23">این</text:span><text:span text:style-name="T38"> </text:span><text:span text:style-name="T23">زوج</text:span><text:span text:style-name="T38"> </text:span><text:span text:style-name="T23">مرتب</text:span><text:span text:style-name="T38"> </text:span><text:span text:style-name="T23">ها</text:span><text:span text:style-name="T38"> </text:span><text:span text:style-name="T23">باید</text:span><text:span text:style-name="T38"> </text:span><text:span text:style-name="T23">حداقل</text:span><text:span text:style-name="T38"> </text:span><text:span text:style-name="T23">باشد. اگر</text:span><text:span text:style-name="T38"> </text:span><text:span text:style-name="T40">چنین </text:span><text:span text:style-name="T40"><draw:frame draw:style-name="fr1" draw:name="Object33" text:anchor-type="as-char" svg:y="-0.1484in" svg:width="0.2457in" svg:height="0.2098in" draw:z-index="27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40"> ای </text:span><text:span text:style-name="T23">(مجموعه</text:span><text:span text:style-name="T38"> </text:span><text:span text:style-name="T23">ای</text:span><text:span text:style-name="T38"> </text:span><text:span text:style-name="T23">از</text:span><text:span text:style-name="T38"> </text:span><text:span text:style-name="T23">حداقل</text:span><text:span text:style-name="T38"> </text:span><text:span text:style-name="T23">زوج</text:span><text:span text:style-name="T38"> </text:span><text:span text:style-name="T23">مرتب</text:span><text:span text:style-name="T38"> </text:span><text:span text:style-name="T23">ها</text:span><text:span text:style-name="T38"> </text:span><text:span text:style-name="T23">که </text:span><text:span text:style-name="T38"><draw:frame draw:style-name="fr1" draw:name="Object34" text:anchor-type="as-char" svg:y="-0.1484in" svg:width="0.1953in" svg:height="0.1839in" draw:z-index="28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38"> </text:span><text:span text:style-name="T40">را هم ارزی کند.</text:span><text:span text:style-name="T23">) وجود</text:span><text:span text:style-name="T38"> </text:span><text:span text:style-name="T23">داشته</text:span><text:span text:style-name="T38"> </text:span><text:span text:style-name="T23">باشد</text:span><text:span text:style-name="T27">،</text:span><text:span text:style-name="T38"> </text:span><text:span text:style-name="T38"><draw:frame draw:style-name="fr1" draw:name="Object79" text:anchor-type="as-char" svg:y="-0.1484in" svg:width="0.2457in" svg:height="0.2098in" draw:z-index="63"><draw:object xlink:href="./Object 79" xlink:type="simple" xlink:show="embed" xlink:actuate="onLoad"/><draw:image xlink:href="./ObjectReplacements/Object 79" xlink:type="simple" xlink:show="embed" xlink:actuate="onLoad"/></draw:frame></text:span><text:span text:style-name="T38"> </text:span><text:span text:style-name="T23">را</text:span><text:span text:style-name="T38"> </text:span><text:span text:style-name="T23">بستا</text:span><text:span text:style-name="T34">ر </text:span><text:span text:style-name="T23"><draw:frame draw:style-name="fr1" draw:name="Object35" text:anchor-type="as-char" svg:y="-0.1484in" svg:width="0.1953in" svg:height="0.1839in" draw:z-index="29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23"> می</text:span><text:span text:style-name="T38"> </text:span><text:span text:style-name="T23">گوی</text:span><text:span text:style-name="T27">ند</text:span><text:span text:style-name="T23">.</text:span></text:p>
      <text:p text:style-name="P2"/>
      <text:p text:style-name="P9"><text:span text:style-name="T16">بستار</text:span><text:span text:style-name="T22"> </text:span><text:span text:style-name="T16">بازتابی</text:span><text:span text:style-name="T23">: رابطه</text:span><text:span text:style-name="T38"> </text:span><text:span text:style-name="T38"><draw:frame draw:style-name="fr1" draw:name="Object36" text:anchor-type="as-char" svg:y="-0.1484in" svg:width="0.752in" svg:height="0.2098in" draw:z-index="30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40">، </text:span><text:span text:style-name="T23">بستار</text:span><text:span text:style-name="T38"> </text:span><text:span text:style-name="T23">بازتابی </text:span><text:span text:style-name="T38"><draw:frame draw:style-name="fr1" draw:name="Object37" text:anchor-type="as-char" svg:y="-0.1484in" svg:width="0.1953in" svg:height="0.1839in" draw:z-index="31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38"> </text:span><text:span text:style-name="T23">است.</text:span></text:p>
      <text:p text:style-name="P9"><text:span text:style-name="T16">بستار</text:span><text:span text:style-name="T22"> </text:span><text:span text:style-name="T16">متقارن</text:span><text:span text:style-name="T23">: </text:span><text:span text:style-name="T27">رابطه </text:span><text:span text:style-name="T40"><draw:frame draw:style-name="fr1" draw:name="Object38" text:anchor-type="as-char" svg:y="-0.172in" svg:width="0.8807in" svg:height="0.2335in" draw:z-index="32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40">، </text:span><text:span text:style-name="T23">بستار</text:span><text:span text:style-name="T38"> </text:span><text:span text:style-name="T23">متقارن </text:span><text:span text:style-name="T38"><draw:frame draw:style-name="fr1" draw:name="Object39" text:anchor-type="as-char" svg:y="-0.1484in" svg:width="0.1953in" svg:height="0.1839in" draw:z-index="33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38"> </text:span><text:span text:style-name="T23">است.</text:span></text:p>
      <text:p text:style-name="P9"><text:span text:style-name="T16">بستار</text:span><text:span text:style-name="T22"> </text:span><text:span text:style-name="T16">تعدی</text:span><text:span text:style-name="T23">: </text:span><text:span text:style-name="T40">رابطه </text:span><text:span text:style-name="T40"><draw:frame draw:style-name="fr1" draw:name="Object40" text:anchor-type="as-char" svg:y="-0.1484in" svg:width="0.578in" svg:height="0.2098in" draw:z-index="34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40">، </text:span><text:span text:style-name="T23">بستار</text:span><text:span text:style-name="T38"> </text:span><text:span text:style-name="T23">تعدی </text:span><text:span text:style-name="T38"><draw:frame draw:style-name="fr1" draw:name="Object41" text:anchor-type="as-char" svg:y="-0.1484in" svg:width="0.1953in" svg:height="0.1839in" draw:z-index="35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38"> </text:span><text:span text:style-name="T23">است.</text:span></text:p>
      <text:p text:style-name="P9"><text:span text:style-name="T23">به </text:span><text:span text:style-name="T38"><draw:frame draw:style-name="fr1" draw:name="Object42" text:anchor-type="as-char" svg:y="-0.1484in" svg:width="0.2717in" svg:height="0.1846in" draw:z-index="36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38"> </text:span><text:span text:style-name="T23">رابطه</text:span><text:span text:style-name="T38"> </text:span><text:span text:style-name="T23">ارتباطی</text:span><text:span text:style-name="T38"> </text:span><text:span text:style-name="T23">(مسیری) نیز</text:span><text:span text:style-name="T38"> </text:span><text:span text:style-name="T23">گفته</text:span><text:span text:style-name="T38"> </text:span><text:span text:style-name="T23">می</text:span><text:span text:style-name="T38"> </text:span><text:span text:style-name="T23">شود.</text:span></text:p>
      <text:p text:style-name="P49"/>
      <text:h text:style-name="Heading_20_1" text:outline-level="1"><text:span text:style-name="Emphasis"><text:span text:style-name="T58">2. </text:span></text:span><text:span text:style-name="Emphasis">Warshall’s Algorithm</text:span></text:h>
      <text:p text:style-name="P11"><text:span text:style-name="T23">پیدا</text:span><text:span text:style-name="T38"> </text:span><text:span text:style-name="T23">کردن</text:span><text:span text:style-name="T38"> </text:span><text:span text:style-name="T38"><draw:frame draw:style-name="fr1" draw:name="Object43" text:anchor-type="as-char" svg:y="-0.1484in" svg:width="0.2717in" svg:height="0.1846in" draw:z-index="64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38"> </text:span><text:span text:style-name="T41">(</text:span><text:span text:style-name="T23">همه</text:span><text:span text:style-name="T38"> </text:span><text:span text:style-name="T23">مسیر</text:span><text:span text:style-name="T38"> </text:span><text:span text:style-name="T23">های</text:span><text:span text:style-name="T38"> </text:span><text:span text:style-name="T23">ممکن</text:span><text:span text:style-name="T38"> </text:span><text:span text:style-name="T23">بین </text:span><text:span text:style-name="T34">دو </text:span><text:span text:style-name="T23">گره</text:span><text:span text:style-name="T28">)،</text:span><text:span text:style-name="T41"> </text:span><text:span text:style-name="T23">هزینه</text:span><text:span text:style-name="T38"> </text:span><text:span text:style-name="T23">بر است</text:span><text:span text:style-name="T38"> </text:span><text:span text:style-name="T23">و</text:span><text:span text:style-name="T38"> </text:span><text:span text:style-name="T23">روش</text:span><text:span text:style-name="T38"> </text:span><text:span text:style-name="T23">های</text:span><text:span text:style-name="T38"> </text:span><text:span text:style-name="T23">مختلف </text:span><text:span text:style-name="T28">همچون:</text:span></text:p>
      <text:list xml:id="list7601030004063010403" text:style-name="L5">
        <text:list-item>
          <text:p text:style-name="P44"><text:span text:style-name="T23">گراف</text:span><text:span text:style-name="T38"> </text:span><text:span text:style-name="T23">سودار</text:span></text:p>
        </text:list-item>
        <text:list-item>
          <text:p text:style-name="P44"><text:span text:style-name="T23">ماتریس</text:span><text:span text:style-name="T38"> </text:span><text:span text:style-name="T23">رابطه</text:span></text:p>
        </text:list-item>
      </text:list>
      <text:p text:style-name="P11"><text:span text:style-name="T23">ناکارآمد</text:span><text:span text:style-name="T38"> </text:span><text:span text:style-name="T23">خواهد</text:span><text:span text:style-name="T38"> </text:span><text:span text:style-name="T23">بود. بنابراین</text:span><text:span text:style-name="T38"> </text:span><text:span text:style-name="T23">به</text:span><text:span text:style-name="T38"> </text:span><text:span text:style-name="T23">معرفی</text:span><text:span text:style-name="T38"> </text:span><text:span text:style-name="T23">الگوریتمی</text:span><text:span text:style-name="T38"> </text:span><text:span text:style-name="T23">می</text:span><text:span text:style-name="T38"> </text:span><text:span text:style-name="T23">پردازیم</text:span><text:span text:style-name="T38"> </text:span><text:span text:style-name="T23">که</text:span><text:span text:style-name="T38"> </text:span><text:span text:style-name="T41">اعمال</text:span><text:span text:style-name="T38"> </text:span><text:span text:style-name="T23">آن</text:span><text:span text:style-name="T38"> </text:span><text:span text:style-name="T23">حتی</text:span><text:span text:style-name="T38"> </text:span><text:span text:style-name="T23">روی</text:span><text:span text:style-name="T38"> </text:span><text:span text:style-name="T47">شبکه</text:span><text:span text:style-name="T38"> </text:span><text:span text:style-name="T23">های</text:span><text:span text:style-name="T38"> </text:span><text:span text:style-name="T23">بزرگ</text:span><text:span text:style-name="T38"> </text:span><text:span text:style-name="T23">نیز</text:span><text:span text:style-name="T38"> </text:span><text:span text:style-name="T41">امکان‌پذیر </text:span><text:span text:style-name="T23">است.</text:span></text:p>
      <text:p text:style-name="P20"/>
      <text:p text:style-name="P12"><text:span text:style-name="T52">در مثال </text:span><text:span text:style-name="T53">بعدی، </text:span><text:span text:style-name="T51">روش</text:span><text:span text:style-name="T55"> </text:span><text:span text:style-name="T51">اول</text:span><text:span text:style-name="T55"> </text:span><text:span text:style-name="T51">(گراف</text:span><text:span text:style-name="T55"> </text:span><text:span text:style-name="T51">سودار) </text:span><text:span text:style-name="T52">را بررسی می کنیم</text:span><text:span text:style-name="T17">.</text:span></text:p>
      <text:p text:style-name="P12"><text:span text:style-name="T16">مثال</text:span><text:span text:style-name="T23">: رابطه</text:span><text:span text:style-name="T38"><draw:frame draw:style-name="fr1" draw:name="Object44" text:anchor-type="as-char" svg:y="-0.1484in" svg:width="0.1953in" svg:height="0.1839in" draw:z-index="37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23">به</text:span><text:span text:style-name="T38"> </text:span><text:span text:style-name="T42">صورت زیر است:</text:span></text:p>
      <text:p text:style-name="P27"><draw:frame draw:style-name="fr1" draw:name="Object46" text:anchor-type="as-char" svg:y="-0.152in" svg:width="2.4181in" svg:height="0.2008in" draw:z-index="38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12"><text:span text:style-name="T23">گراف </text:span><text:span text:style-name="T29">مربوطه را رسم کنید و از روی آن </text:span><text:span text:style-name="T29"><draw:frame draw:style-name="fr1" draw:name="Object45" text:anchor-type="as-char" svg:y="-0.1484in" svg:width="0.2717in" svg:height="0.1846in" draw:z-index="65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29"> را بدست آورید.</text:span></text:p>
      <text:p text:style-name="P17"><text:span text:style-name="T51">حل</text:span><text:span text:style-name="T23">:</text:span></text:p>
      <text:p text:style-name="P6"><draw:frame draw:style-name="fr1" draw:name="Object47" text:anchor-type="as-char" svg:y="-0.1484in" svg:width="0.1953in" svg:height="0.1839in" draw:z-index="39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15"><text:span text:style-name="T23">از</text:span><text:span text:style-name="T38"> </text:span><text:span text:style-name="T23">طریق</text:span><text:span text:style-name="T38"> </text:span><text:span text:style-name="T23">بررسی</text:span><text:span text:style-name="T38"> </text:span><text:span text:style-name="T23">هندسی</text:span><text:span text:style-name="T38"> </text:span><text:span text:style-name="T23">گراف</text:span><text:span text:style-name="T29">، </text:span><text:span text:style-name="T38"><draw:frame draw:style-name="fr1" draw:name="Object48" text:anchor-type="as-char" svg:y="-0.1484in" svg:width="0.1953in" svg:height="0.1839in" draw:z-index="66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38"> </text:span><text:span text:style-name="T23">را</text:span><text:span text:style-name="T38"> </text:span><text:span text:style-name="T23">به</text:span><text:span text:style-name="T38"> </text:span><text:span text:style-name="T23">دست</text:span><text:span text:style-name="T38"> </text:span><text:span text:style-name="T23">آوردیم:</text:span></text:p>
      <text:p text:style-name="P55"><draw:frame draw:style-name="fr1" draw:name="Object80" text:anchor-type="as-char" svg:y="-0.152in" svg:width="2.898in" svg:height="0.2008in" draw:z-index="67"><draw:object xlink:href="./Object 80" xlink:type="simple" xlink:show="embed" xlink:actuate="onLoad"/><draw:image xlink:href="./ObjectReplacements/Object 80" xlink:type="simple" xlink:show="embed" xlink:actuate="onLoad"/></draw:frame></text:p>
      <text:p text:style-name="P15"><text:span text:style-name="T29">این در حالی است که </text:span><text:span text:style-name="T23">برای</text:span><text:span text:style-name="T38"> </text:span><text:span text:style-name="T48">شبکه</text:span><text:span text:style-name="T38"> </text:span><text:span text:style-name="T23">های</text:span><text:span text:style-name="T38"> </text:span><text:span text:style-name="T23">بزرگ</text:span><text:span text:style-name="T29">، گراف </text:span><text:span text:style-name="T35">حاصله، </text:span><text:span text:style-name="T29">بسیار پیچیده و این روش </text:span><text:span text:style-name="T23">غیر</text:span><text:span text:style-name="T38"> </text:span><text:span text:style-name="T23">ممکن</text:span><text:span text:style-name="T38"> </text:span><text:span text:style-name="T42">خواهد بود</text:span><text:span text:style-name="T23">.</text:span></text:p>
      <text:p text:style-name="P3"/>
      <text:p text:style-name="P12"><text:span text:style-name="T52">در مثال </text:span><text:span text:style-name="T53">بعدی، </text:span><text:span text:style-name="T51">روش</text:span><text:span text:style-name="T55"> </text:span><text:span text:style-name="T56">دوم</text:span><text:span text:style-name="T55"> (ماتریس رابطه)</text:span><text:span text:style-name="T51"> </text:span><text:span text:style-name="T52">را بررسی می کنیم</text:span><text:span text:style-name="T17">.</text:span></text:p>
      <text:p text:style-name="P12"><text:span text:style-name="T18">مثال</text:span><text:span text:style-name="T29">: ماتریس بولی رابطه </text:span><text:span text:style-name="T29"><draw:frame draw:style-name="fr1" draw:name="Object49" text:anchor-type="as-char" svg:y="-0.1484in" svg:width="0.1953in" svg:height="0.1839in" draw:z-index="40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29"> به صورت زیر است:</text:span></text:p>
      <text:p text:style-name="P36"><draw:frame draw:style-name="fr1" draw:name="Object50" text:anchor-type="as-char" svg:y="-0.4874in" svg:width="1.5299in" svg:height="0.8764in" draw:z-index="41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2"><text:span text:style-name="T29">تمامی مسیر های ممکن </text:span><text:span text:style-name="T29"><draw:frame draw:style-name="fr1" draw:name="Object51" text:anchor-type="as-char" svg:y="-0.1484in" svg:width="0.2717in" svg:height="0.1846in" draw:z-index="42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29"> را بدست آورید.</text:span></text:p>
      <text:p text:style-name="P12"><text:span text:style-name="T29">حل: باید تمام توان های </text:span><text:span text:style-name="T29"><draw:frame draw:style-name="fr1" draw:name="Object52" text:anchor-type="as-char" svg:y="-0.172in" svg:width="0.248in" svg:height="0.2083in" draw:z-index="43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29"> را پیدا کرد و با هم اجتماع گرفت. البته دانستن قضیه زیر می‌تواند بار محاسباتی را کاهش دهد.</text:span></text:p>
      <text:p text:style-name="P13"><text:span text:style-name="T18">قضیه</text:span><text:span text:style-name="T29">: با</text:span><text:span text:style-name="T42"> </text:span><text:span text:style-name="T29">فرض </text:span><text:span text:style-name="T29"><draw:frame draw:style-name="fr1" draw:name="Object53" text:anchor-type="as-char" svg:y="-0.1484in" svg:width="0.5201in" svg:height="0.1929in" draw:z-index="44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29"> </text:span><text:span text:style-name="T30">داریم:</text:span></text:p>
      <text:p text:style-name="P38"><draw:frame draw:style-name="fr1" draw:name="Object57" text:anchor-type="as-char" svg:y="-0.172in" svg:width="2.1189in" svg:height="0.2083in" draw:z-index="68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16"><text:span text:style-name="T43">برای محاسبه</text:span><text:span text:style-name="T43"><draw:frame draw:style-name="fr1" draw:name="Object55" text:anchor-type="as-char" svg:y="-0.1484in" svg:width="0.1953in" svg:height="0.1839in" draw:z-index="45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43">، نیازی به پیدا کردن همه توان های </text:span><text:span text:style-name="T43"><draw:frame draw:style-name="fr1" draw:name="Object56" text:anchor-type="as-char" svg:y="-0.1484in" svg:width="0.1953in" svg:height="0.1839in" draw:z-index="46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43">نیست. با عنایت به قضیه بالا و در نظر گرفتن توان </text:span><text:span text:style-name="T23">های</text:span><text:span text:style-name="T38"> </text:span><text:span text:style-name="T23">مخلتف</text:span><text:span text:style-name="T30">،</text:span><text:span text:style-name="T38"> </text:span><text:span text:style-name="T43">شاید</text:span><text:span text:style-name="T38"> </text:span><text:span text:style-name="T43">بتوان </text:span><text:span text:style-name="T23">ارتباطی</text:span><text:span text:style-name="T38"> </text:span><text:span text:style-name="T23">(فرمولی) </text:span><text:span text:style-name="T30">بین</text:span><text:span text:style-name="T38"> </text:span><text:span text:style-name="T23">آن</text:span><text:span text:style-name="T38"> </text:span><text:span text:style-name="T43">توان </text:span><text:span text:style-name="T23">ها</text:span><text:span text:style-name="T38"> </text:span><text:span text:style-name="T23">پیدا</text:span><text:span text:style-name="T38"> </text:span><text:span text:style-name="T43">کرد</text:span><text:span text:style-name="T23">.</text:span></text:p>
      <text:p text:style-name="P45">در این مثال با پیدا کردن توان های زیر:</text:p>
      <text:p text:style-name="P34"><draw:frame draw:style-name="fr1" draw:name="Object54" text:anchor-type="as-char" svg:y="-0.4874in" svg:width="5.3098in" svg:height="0.8764in" draw:z-index="69"><draw:object xlink:href="./Object 54" xlink:type="simple" xlink:show="embed" xlink:actuate="onLoad"/><draw:image xlink:href="./ObjectReplacements/Object 54" xlink:type="simple" xlink:show="embed" xlink:actuate="onLoad"/></draw:frame></text:p>
      <text:p text:style-name="P46">متوجه می‌ شویم که تمام توان های زوج، معادل توان ۲، و تمام توان های فرد، معادل توان ۳، خواهد بود:</text:p>
      <text:p text:style-name="P33"><draw:frame draw:style-name="fr1" draw:name="Object58" text:anchor-type="as-char" svg:y="-0.2543in" svg:width="2.3839in" svg:height="0.4744in" draw:z-index="47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P18"><text:span text:style-name="T23">بنابراین</text:span><text:span text:style-name="T36"> </text:span><text:span text:style-name="T23"><draw:frame draw:style-name="fr1" draw:name="Object59" text:anchor-type="as-char" svg:y="-0.1484in" svg:width="0.2717in" svg:height="0.1846in" draw:z-index="48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36">، </text:span><text:span text:style-name="T23">به صورت زیر محاسبه می شود:</text:span></text:p>
      <text:p text:style-name="P33"><draw:frame draw:style-name="fr1" draw:name="Object60" text:anchor-type="as-char" svg:y="-0.4874in" svg:width="2.2425in" svg:height="0.8764in" draw:z-index="70"><draw:object xlink:href="./Object 60" xlink:type="simple" xlink:show="embed" xlink:actuate="onLoad"/><draw:image xlink:href="./ObjectReplacements/Object 60" xlink:type="simple" xlink:show="embed" xlink:actuate="onLoad"/></draw:frame></text:p>
      <text:p text:style-name="P9"><text:span text:style-name="T30">نتیجه</text:span><text:span text:style-name="T43"> </text:span><text:span text:style-name="T23">حاصل</text:span><text:span text:style-name="T30">، همان جواب مثال قبل</text:span><text:span text:style-name="T43"> (</text:span><text:span text:style-name="T49">مثال</text:span><text:span text:style-name="T38"> </text:span><text:span text:style-name="T43">گراف سودار</text:span><text:span text:style-name="T30">)</text:span><text:span text:style-name="T38"> </text:span><text:span text:style-name="T23">است.</text:span></text:p>
      <text:p text:style-name="P2"/>
      <text:p text:style-name="P14"><text:span text:style-name="T16">ترکیب</text:span><text:span text:style-name="T22"> </text:span><text:span text:style-name="T16">روابط</text:span><text:span text:style-name="T23">:</text:span><text:span text:style-name="T38"> </text:span><text:span text:style-name="T23">رابطه </text:span><text:span text:style-name="T38"><draw:frame draw:style-name="fr1" draw:name="Object64" text:anchor-type="as-char" svg:y="-0.1484in" svg:width="0.4465in" svg:height="0.1846in" draw:z-index="49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38"> </text:span><text:span text:style-name="T23">ترکیب </text:span><text:span text:style-name="T31">دو </text:span><text:span text:style-name="T23">رابطه </text:span><text:span text:style-name="T38"><draw:frame draw:style-name="fr1" draw:name="Object65" text:anchor-type="as-char" svg:y="-0.1484in" svg:width="0.1744in" svg:height="0.1846in" draw:z-index="50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38"> </text:span><text:span text:style-name="T44">و </text:span><text:span text:style-name="T44"><draw:frame draw:style-name="fr1" draw:name="Object66" text:anchor-type="as-char" svg:y="-0.1484in" svg:width="0.1953in" svg:height="0.1839in" draw:z-index="51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44"> است. دو مثال بعدی به معرفی دقیق‌تر رابطه ترکیبی </text:span><text:span text:style-name="T44"><draw:frame draw:style-name="fr1" draw:name="Object61" text:anchor-type="as-char" svg:y="-0.1484in" svg:width="0.4465in" svg:height="0.1846in" draw:z-index="71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44"> می پردازد.</text:span></text:p>
      <text:p text:style-name="P43"/>
      <text:p text:style-name="P14"><text:span text:style-name="T16">مثال</text:span><text:span text:style-name="T23">: </text:span><text:span text:style-name="T31">مجموعه های زیر را در نظر بگیرید.</text:span></text:p>
      <text:p text:style-name="P35"><draw:frame draw:style-name="fr2" draw:name="Object62" text:anchor-type="as-char" svg:y="-0.1484in" svg:width="2.3717in" svg:height="0.1937in" draw:z-index="73"><draw:object xlink:href="./Object 62" xlink:type="simple" xlink:show="embed" xlink:actuate="onLoad"/><draw:image xlink:href="./ObjectReplacements/Object 62" xlink:type="simple" xlink:show="embed" xlink:actuate="onLoad"/></draw:frame></text:p>
      <text:p text:style-name="P7">رابطه‌های زیر را روی مجموعه های بالا فرض کنید:</text:p>
      <text:p text:style-name="P35"><draw:frame draw:style-name="fr1" draw:name="Object69" text:anchor-type="as-char" svg:y="-0.228in" svg:width="2.9016in" svg:height="0.4083in" draw:z-index="52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14"><text:span text:style-name="T31">ترکیب رابطه </text:span><text:span text:style-name="T31"><draw:frame draw:style-name="fr1" draw:name="Object70" text:anchor-type="as-char" svg:y="-0.1484in" svg:width="0.4465in" svg:height="0.1846in" draw:z-index="53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31"> را بیابید.</text:span></text:p>
      <text:p text:style-name="P47"><text:span text:style-name="T54">حل</text:span><text:span text:style-name="T21">:</text:span></text:p>
      <text:p text:style-name="P58"><draw:frame draw:style-name="fr1" draw:name="Object72" text:anchor-type="as-char" svg:y="-0.152in" svg:width="3.1547in" svg:height="0.2008in" draw:z-index="54"><draw:object xlink:href="./Object 72" xlink:type="simple" xlink:show="embed" xlink:actuate="onLoad"/><draw:image xlink:href="./ObjectReplacements/Object 72" xlink:type="simple" xlink:show="embed" xlink:actuate="onLoad"/><svg:desc>formula</svg:desc></draw:frame></text:p>
      <text:p text:style-name="P19"/>
      <text:p text:style-name="P14"><text:span text:style-name="T16">مثال</text:span><text:span text:style-name="T23">: فرض</text:span><text:span text:style-name="T38"> </text:span><text:span text:style-name="T23">کنید</text:span><text:span text:style-name="T38">:</text:span></text:p>
      <text:p text:style-name="P37"><draw:frame draw:style-name="fr1" draw:name="Object63" text:anchor-type="as-char" svg:y="-0.5409in" svg:width="2.6547in" svg:height="1.052in" draw:z-index="72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14"><text:span text:style-name="T44">رابطه ترکیبی </text:span><text:span text:style-name="T44"><draw:frame draw:style-name="fr2" draw:name="Object68" text:anchor-type="as-char" svg:y="-0.1484in" svg:width="0.4457in" svg:height="0.1839in" draw:z-index="74"><draw:object xlink:href="./Object 68" xlink:type="simple" xlink:show="embed" xlink:actuate="onLoad"/><draw:image xlink:href="./ObjectReplacements/Object 68" xlink:type="simple" xlink:show="embed" xlink:actuate="onLoad"/></draw:frame></text:span><text:span text:style-name="T44"> را بیابید.</text:span></text:p>
      <text:p text:style-name="P14"><text:span text:style-name="T57">حل</text:span><text:span text:style-name="T44">:</text:span></text:p>
      <text:p text:style-name="P28"><draw:frame draw:style-name="fr1" draw:name="Object75" text:anchor-type="as-char" svg:y="-0.378in" svg:width="2.3472in" svg:height="0.6575in" draw:z-index="55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48"/>
      <text:p text:style-name="P9"><text:span text:style-name="T20">تمرین</text:span><text:span text:style-name="T23">: هزینه</text:span><text:span text:style-name="T38"> </text:span><text:span text:style-name="T50">محاسباتی کدام </text:span><text:span text:style-name="T45">قسمت </text:span><text:span text:style-name="T23">معادله</text:span><text:span text:style-name="T32">،</text:span><text:span text:style-name="T38"> </text:span><text:span text:style-name="T23">کمتر</text:span><text:span text:style-name="T38"> </text:span><text:span text:style-name="T23">است</text:span><text:span text:style-name="T37">؟</text:span></text:p>
      <text:p text:style-name="P25"><draw:frame draw:style-name="fr2" draw:name="Object67" text:anchor-type="as-char" svg:y="-0.172in" svg:width="1.6063in" svg:height="0.2193in" draw:z-index="75"><draw:object xlink:href="./Object 67" xlink:type="simple" xlink:show="embed" xlink:actuate="onLoad"/><draw:image xlink:href="./ObjectReplacements/Object 67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Zar" svg:font-family="BZar, 'Times New Roman'"/>
    <style:font-face style:name="DejaVu Sans1" svg:font-family="'DejaVu Sans'" style:font-family-generic="swiss"/>
    <style:font-face style:name="Courier 10 Pitch" svg:font-family="'Courier 10 Pitch'" style:font-pitch="fixed"/>
    <style:font-face style:name="B Nazanin" svg:font-family="'B Nazanin'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0:28:49.981461718</meta:creation-date>
    <dc:date>2020-02-07T23:14:41.994727354</dc:date>
    <meta:editing-duration>PT2H10M52S</meta:editing-duration>
    <meta:editing-cycles>25</meta:editing-cycles>
    <meta:generator>LibreOffice/5.1.6.2$Linux_X86_64 LibreOffice_project/10m0$Build-2</meta:generator>
    <meta:document-statistic meta:table-count="0" meta:image-count="0" meta:object-count="76" meta:page-count="1" meta:paragraph-count="84" meta:word-count="563" meta:character-count="2756" meta:non-whitespace-character-count="2225"/>
  </office:meta>
</office:document-meta>
</file>

<file path=Object 1/content.xml><?xml version="1.0" encoding="utf-8"?>
<math xmlns="http://www.w3.org/1998/Math/MathML" display="block">
  <semantics>
    <mi>R</mi>
    <annotation encoding="StarMath 5.0">R</annotation>
  </semantics>
</math>
</file>

<file path=Object 10/content.xml><?xml version="1.0" encoding="utf-8"?>
<math xmlns="http://www.w3.org/1998/Math/MathML" display="block">
  <semantics>
    <mrow>
      <mi>B</mi>
      <mrow>
        <mspace width="2em"/>
        <mo stretchy="false">=</mo>
        <mspace width="2em"/>
      </mrow>
      <mrow>
        <mo fence="true" stretchy="false">{</mo>
        <mrow>
          <mrow>
            <mi mathvariant="italic">NC</mi>
            <mi>,</mi>
            <mspace width="2em"/>
            <mi mathvariant="italic">DM</mi>
            <mi>,</mi>
            <mspace width="2em"/>
            <mi mathvariant="italic">CG</mi>
            <mi>,</mi>
            <mspace width="2em"/>
            <mi mathvariant="italic">DS</mi>
            <mi>,</mi>
            <mspace width="2em"/>
            <mi>O</mi>
            <mi>R</mi>
            <mi>,</mi>
            <mspace width="2em"/>
            <mi mathvariant="italic">OS</mi>
          </mrow>
        </mrow>
        <mo fence="true" stretchy="false">}</mo>
      </mrow>
    </mrow>
    <annotation encoding="StarMath 5.0">B ~=~ lbrace NC, ~DM, ~CG, ~DS, ~O R, ~OS rbrace</annotation>
  </semantics>
</math>
</file>

<file path=Object 11/content.xml><?xml version="1.0" encoding="utf-8"?>
<math xmlns="http://www.w3.org/1998/Math/MathML" display="block">
  <semantics>
    <mi>R</mi>
    <annotation encoding="StarMath 5.0">R</annotation>
  </semantics>
</math>
</file>

<file path=Object 12/content.xml><?xml version="1.0" encoding="utf-8"?>
<math xmlns="http://www.w3.org/1998/Math/MathML" display="block">
  <semantics>
    <mi>S</mi>
    <annotation encoding="StarMath 5.0">S</annotation>
  </semantics>
</math>
</file>

<file path=Object 13/content.xml><?xml version="1.0" encoding="utf-8"?>
<math xmlns="http://www.w3.org/1998/Math/MathML" display="block">
  <semantics>
    <mtable>
      <mtr>
        <mtd>
          <mrow>
            <mstyle mathvariant="bold">
              <msub>
                <mi>M</mi>
                <mi>S</mi>
              </msub>
            </mstyle>
            <mrow>
              <mspace width="2em"/>
              <mo stretchy="false">=</mo>
              <mspace width="2em"/>
            </mrow>
            <mtable>
              <mtr>
                <mtd>
                  <mi>a</mi>
                </mtd>
              </mtr>
              <mtr>
                <mtd>
                  <mi>b</mi>
                </mtd>
              </mtr>
              <mtr>
                <mtd>
                  <mi>c</mi>
                </mtd>
              </mtr>
              <mtr>
                <mtd>
                  <mi>d</mi>
                </mtd>
              </mtr>
            </mtable>
            <mover>
              <mover>
                <mrow>
                  <mo fence="true" stretchy="true">[</mo>
                  <mrow>
                    <mtable>
                      <mtr>
                        <mtd>
                          <mn>1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1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n>0</mn>
                        </mtd>
                        <mtd>
                          <mn>1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1</mn>
                        </mtd>
                        <mtd>
                          <mn>0</mn>
                        </mtd>
                      </mtr>
                      <mtr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1</mn>
                        </mtd>
                        <mtd>
                          <mn>1</mn>
                        </mtd>
                        <mtd>
                          <mn>1</mn>
                        </mtd>
                      </mtr>
                    </mtable>
                  </mrow>
                  <mo fence="true" stretchy="true">]</mo>
                </mrow>
                <mo stretchy="true">⏞</mo>
              </mover>
              <mrow>
                <mi mathvariant="italic">NC</mi>
                <mspace width="4em"/>
                <mi mathvariant="italic">DM</mi>
                <mspace width="4em"/>
                <mi mathvariant="italic">CG</mi>
                <mspace width="4em"/>
                <mi mathvariant="italic">DS</mi>
                <mspace width="4em"/>
                <mi>O</mi>
                <mi>R</mi>
                <mspace width="4em"/>
                <mi mathvariant="italic">OS</mi>
              </mrow>
            </mover>
          </mrow>
        </mtd>
      </mtr>
      <mtr>
        <mtd>
          <mrow/>
        </mtd>
      </mtr>
      <mtr>
        <mtd>
          <mrow>
            <mstyle mathvariant="bold">
              <msub>
                <mi>M</mi>
                <mi>R</mi>
              </msub>
            </mstyle>
            <mrow>
              <mspace width="2em"/>
              <mo stretchy="false">=</mo>
              <mspace width="2em"/>
            </mrow>
            <mtable>
              <mtr>
                <mtd>
                  <mi>a</mi>
                </mtd>
              </mtr>
              <mtr>
                <mtd>
                  <mi>b</mi>
                </mtd>
              </mtr>
              <mtr>
                <mtd>
                  <mi>c</mi>
                </mtd>
              </mtr>
              <mtr>
                <mtd>
                  <mi>d</mi>
                </mtd>
              </mtr>
            </mtable>
            <mover>
              <mover>
                <mrow>
                  <mo fence="true" stretchy="true">[</mo>
                  <mrow>
                    <mtable>
                      <mtr>
                        <mtd>
                          <mn>1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n>0</mn>
                        </mtd>
                        <mtd>
                          <mn>1</mn>
                        </mtd>
                        <mtd>
                          <mn>1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n>0</mn>
                        </mtd>
                        <mtd>
                          <mn>1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1</mn>
                        </mtd>
                        <mtd>
                          <mn>1</mn>
                        </mtd>
                      </mtr>
                      <mtr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1</mn>
                        </mtd>
                        <mtd>
                          <mn>0</mn>
                        </mtd>
                        <mtd>
                          <mn>1</mn>
                        </mtd>
                      </mtr>
                    </mtable>
                  </mrow>
                  <mo fence="true" stretchy="true">]</mo>
                </mrow>
                <mo stretchy="true">⏞</mo>
              </mover>
              <mrow>
                <mi mathvariant="italic">NC</mi>
                <mspace width="4em"/>
                <mi mathvariant="italic">DM</mi>
                <mspace width="4em"/>
                <mi mathvariant="italic">CG</mi>
                <mspace width="4em"/>
                <mi mathvariant="italic">DS</mi>
                <mspace width="4em"/>
                <mi>O</mi>
                <mi>R</mi>
                <mspace width="4em"/>
                <mi mathvariant="italic">OS</mi>
              </mrow>
            </mover>
          </mrow>
        </mtd>
      </mtr>
    </mtable>
    <annotation encoding="StarMath 5.0">bold M_S
~=~
matrix{a##b##c##d}
{left[matrix{
1#0#0#1#0#0##
0#1#0#0#1#0##
0#0#0#0#0#0##
0#0#0#1#1#1
}right]} overbrace {NC~~DM~~CG~~DS~~O R~~OS}

newline newline

bold M_R
~=~
matrix{a##b##c##d}
{left[matrix{
1#0#0#0#0#0##
0#1#1#0#0#0##
0#1#0#0#1#1##
0#0#0#1#0#1
}right]} overbrace {NC~~DM~~CG~~DS~~O R~~OS}</annotation>
  </semantics>
</math>
</file>

<file path=Object 14/content.xml><?xml version="1.0" encoding="utf-8"?>
<math xmlns="http://www.w3.org/1998/Math/MathML" display="block">
  <semantics>
    <mrow>
      <mi>R</mi>
      <mo stretchy="false">∩</mo>
      <mi>S</mi>
    </mrow>
    <annotation encoding="StarMath 5.0">R intersection S</annotation>
  </semantics>
</math>
</file>

<file path=Object 15/content.xml><?xml version="1.0" encoding="utf-8"?>
<math xmlns="http://www.w3.org/1998/Math/MathML" display="block">
  <semantics>
    <mrow>
      <mi>R</mi>
      <mo stretchy="false">∪</mo>
      <mi>S</mi>
    </mrow>
    <annotation encoding="StarMath 5.0">R union S</annotation>
  </semantics>
</math>
</file>

<file path=Object 16/content.xml><?xml version="1.0" encoding="utf-8"?>
<math xmlns="http://www.w3.org/1998/Math/MathML" display="block">
  <semantics>
    <mrow>
      <mi>R</mi>
      <mo stretchy="false">∘</mo>
      <mi>S</mi>
      <mrow>
        <mspace width="2em"/>
        <mo stretchy="false">=</mo>
        <mspace width="2em"/>
      </mrow>
      <mrow>
        <mrow>
          <mo fence="true" stretchy="false">(</mo>
          <mrow>
            <mrow>
              <mi>R</mi>
              <mo stretchy="false">−</mo>
              <mi>S</mi>
            </mrow>
          </mrow>
          <mo fence="true" stretchy="false">)</mo>
        </mrow>
        <mo stretchy="false">∪</mo>
        <mrow>
          <mo fence="true" stretchy="false">(</mo>
          <mrow>
            <mrow>
              <mi>S</mi>
              <mo stretchy="false">−</mo>
              <mi>R</mi>
            </mrow>
          </mrow>
          <mo fence="true" stretchy="false">)</mo>
        </mrow>
      </mrow>
    </mrow>
    <annotation encoding="StarMath 5.0">R circ S ~=~ (R-S) union(S-R)</annotation>
  </semantics>
</math>
</file>

<file path=Object 17/content.xml><?xml version="1.0" encoding="utf-8"?>
<math xmlns="http://www.w3.org/1998/Math/MathML" display="block">
  <semantics>
    <mrow>
      <mi>R</mi>
      <mo stretchy="false">−</mo>
      <mi>S</mi>
    </mrow>
    <annotation encoding="StarMath 5.0">R-S</annotation>
  </semantics>
</math>
</file>

<file path=Object 18/content.xml><?xml version="1.0" encoding="utf-8"?>
<math xmlns="http://www.w3.org/1998/Math/MathML" display="block">
  <semantics>
    <mrow>
      <mrow>
        <mover accent="true">
          <mi>R</mi>
          <mo stretchy="false">¯</mo>
        </mover>
        <mo stretchy="false">∪</mo>
        <mover accent="true">
          <mi>S</mi>
          <mo stretchy="false">¯</mo>
        </mover>
      </mrow>
      <mrow>
        <mspace width="2em"/>
        <mo stretchy="false">=</mo>
        <mspace width="2em"/>
      </mrow>
      <mover accent="true">
        <mrow>
          <mo fence="true" stretchy="false">(</mo>
          <mrow>
            <mrow>
              <mi>R</mi>
              <mo stretchy="false">∩</mo>
              <mi>S</mi>
            </mrow>
          </mrow>
          <mo fence="true" stretchy="false">)</mo>
        </mrow>
        <mo>¯</mo>
      </mover>
    </mrow>
    <annotation encoding="StarMath 5.0">bar R union bar S ~=~ overline {(R intersection S)}</annotation>
  </semantics>
</math>
</file>

<file path=Object 19/content.xml><?xml version="1.0" encoding="utf-8"?>
<math xmlns="http://www.w3.org/1998/Math/MathML" display="block">
  <semantics>
    <mrow>
      <mrow>
        <msup>
          <mi>R</mi>
          <mrow>
            <mo stretchy="false">−</mo>
            <mn>1</mn>
          </mrow>
        </msup>
        <mo stretchy="false">∩</mo>
        <msup>
          <mi>S</mi>
          <mrow>
            <mo stretchy="false">−</mo>
            <mn>1</mn>
          </mrow>
        </msup>
      </mrow>
      <mrow>
        <mspace width="2em"/>
        <mo stretchy="false">=</mo>
        <mspace width="2em"/>
      </mrow>
      <msup>
        <mrow>
          <mo fence="true" stretchy="false">(</mo>
          <mrow>
            <mrow>
              <mi>R</mi>
              <mo stretchy="false">∩</mo>
              <mi>S</mi>
            </mrow>
          </mrow>
          <mo fence="true" stretchy="false">)</mo>
        </mrow>
        <mrow>
          <mo stretchy="false">−</mo>
          <mn>1</mn>
        </mrow>
      </msup>
    </mrow>
    <annotation encoding="StarMath 5.0">R^-1 intersection S^-1 ~=~ (R intersection S)^-1</annotation>
  </semantics>
</math>
</file>

<file path=Object 2/content.xml><?xml version="1.0" encoding="utf-8"?>
<math xmlns="http://www.w3.org/1998/Math/MathML" display="block">
  <semantics>
    <mover accent="true">
      <mi>R</mi>
      <mo stretchy="false">¯</mo>
    </mover>
    <annotation encoding="StarMath 5.0">bar R</annotation>
  </semantics>
</math>
</file>

<file path=Object 20/content.xml><?xml version="1.0" encoding="utf-8"?>
<math xmlns="http://www.w3.org/1998/Math/MathML" display="block">
  <semantics>
    <mrow>
      <mover accent="true">
        <mrow>
          <mo fence="true" stretchy="false">(</mo>
          <mrow>
            <mrow>
              <mi>R</mi>
              <mo stretchy="false">∪</mo>
              <mi>S</mi>
            </mrow>
          </mrow>
          <mo fence="true" stretchy="false">)</mo>
        </mrow>
        <mo>¯</mo>
      </mover>
      <mrow>
        <mspace width="2em"/>
        <mo stretchy="false">=</mo>
        <mspace width="2em"/>
      </mrow>
      <mrow>
        <mover accent="true">
          <mi>R</mi>
          <mo stretchy="false">¯</mo>
        </mover>
        <mo stretchy="false">∩</mo>
        <mover accent="true">
          <mi>S</mi>
          <mo stretchy="false">¯</mo>
        </mover>
      </mrow>
    </mrow>
    <annotation encoding="StarMath 5.0">overline (R union S) ~=~ bar R intersection bar S</annotation>
  </semantics>
</math>
</file>

<file path=Object 21/content.xml><?xml version="1.0" encoding="utf-8"?>
<math xmlns="http://www.w3.org/1998/Math/MathML" display="block">
  <semantics>
    <mi>R</mi>
    <annotation encoding="StarMath 5.0">R</annotation>
  </semantics>
</math>
</file>

<file path=Object 22/content.xml><?xml version="1.0" encoding="utf-8"?>
<math xmlns="http://www.w3.org/1998/Math/MathML" display="block">
  <semantics>
    <mtable>
      <mtr>
        <mtd columnalign="left">
          <mrow>
            <msup>
              <mrow>
                <mo fence="true" stretchy="false">(</mo>
                <mrow>
                  <msub>
                    <mi>M</mi>
                    <mi>R</mi>
                  </msub>
                </mrow>
                <mo fence="true" stretchy="false">)</mo>
              </mrow>
              <mrow>
                <mo stretchy="false">−</mo>
                <mn>1</mn>
              </mrow>
            </msup>
            <mo stretchy="false">=</mo>
            <msup>
              <mrow>
                <mo fence="true" stretchy="false">(</mo>
                <mrow>
                  <msub>
                    <mi>M</mi>
                    <mi>R</mi>
                  </msub>
                </mrow>
                <mo fence="true" stretchy="false">)</mo>
              </mrow>
              <mi>T</mi>
            </msup>
            <mo stretchy="false">=</mo>
            <mrow>
              <mo fence="true" stretchy="true">[</mo>
              <mrow>
                <mtable>
                  <mtr>
                    <mtd>
                      <mn>1</mn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n>1</mn>
                    </mtd>
                    <mtd>
                      <mn>0</mn>
                    </mtd>
                  </mtr>
                  <mtr>
                    <mtd>
                      <mn>1</mn>
                    </mtd>
                    <mtd>
                      <mn>1</mn>
                    </mtd>
                    <mtd>
                      <mn>0</mn>
                    </mtd>
                  </mtr>
                </mtable>
              </mrow>
              <mo fence="true" stretchy="true">]</mo>
            </mrow>
          </mrow>
        </mtd>
      </mtr>
      <mtr>
        <mtd>
          <mrow/>
        </mtd>
      </mtr>
      <mtr>
        <mtd columnalign="left">
          <mrow>
            <msub>
              <mi>M</mi>
              <mrow>
                <mi>R</mi>
                <mo stretchy="false">∩</mo>
                <mi>S</mi>
              </mrow>
            </msub>
            <mo stretchy="false">=</mo>
            <mrow>
              <msub>
                <mi>M</mi>
                <mi>R</mi>
              </msub>
              <mo stretchy="false">∧</mo>
              <msub>
                <mi>M</mi>
                <mi>S</mi>
              </msub>
            </mrow>
            <mo stretchy="false">=</mo>
            <mrow>
              <mo fence="true" stretchy="true">[</mo>
              <mrow>
                <mtable>
                  <mtr>
                    <mtd>
                      <mn>0</mn>
                    </mtd>
                    <mtd>
                      <mn>0</mn>
                    </mtd>
                    <mtd>
                      <mn>1</mn>
                    </mtd>
                  </mtr>
                  <mtr>
                    <mtd>
                      <mn>0</mn>
                    </mtd>
                    <mtd>
                      <mn>1</mn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n>0</mn>
                    </mtd>
                    <mtd>
                      <mn>0</mn>
                    </mtd>
                  </mtr>
                </mtable>
              </mrow>
              <mo fence="true" stretchy="true">]</mo>
            </mrow>
          </mrow>
        </mtd>
      </mtr>
      <mtr>
        <mtd>
          <mrow/>
        </mtd>
      </mtr>
      <mtr>
        <mtd columnalign="left">
          <mrow>
            <msub>
              <mi>M</mi>
              <mrow>
                <mi>R</mi>
                <mo stretchy="false">∩</mo>
                <mi>S</mi>
              </mrow>
            </msub>
            <mo stretchy="false">=</mo>
            <mrow>
              <msub>
                <mi>M</mi>
                <mi>R</mi>
              </msub>
              <mo stretchy="false">∧</mo>
              <msub>
                <mi>M</mi>
                <mi>S</mi>
              </msub>
            </mrow>
            <mo stretchy="false">=</mo>
            <mrow>
              <mo fence="true" stretchy="true">[</mo>
              <mrow>
                <mtable>
                  <mtr>
                    <mtd>
                      <mn>0</mn>
                    </mtd>
                    <mtd>
                      <mn>0</mn>
                    </mtd>
                    <mtd>
                      <mn>1</mn>
                    </mtd>
                  </mtr>
                  <mtr>
                    <mtd>
                      <mn>0</mn>
                    </mtd>
                    <mtd>
                      <mn>1</mn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n>0</mn>
                    </mtd>
                    <mtd>
                      <mn>0</mn>
                    </mtd>
                  </mtr>
                </mtable>
              </mrow>
              <mo fence="true" stretchy="true">]</mo>
            </mrow>
          </mrow>
        </mtd>
      </mtr>
    </mtable>
    <annotation encoding="StarMath 5.0">alignl
(M_R)^-1 = (M_R)^T =
{left[matrix{
1#0#0##
0#1#0##
1#1#0
}right]}

newline newline

alignl
M_{R intersection S} = M_R and M_S =
{left[matrix{
0#0#1##
0#1#0##
0#0#0
}right]}

newline newline

alignl
M_{R intersection S} = M_R and M_S =
{left[matrix{
0#0#1##
0#1#0##
0#0#0
}right]}</annotation>
  </semantics>
</math>
</file>

<file path=Object 23/content.xml><?xml version="1.0" encoding="utf-8"?>
<math xmlns="http://www.w3.org/1998/Math/MathML" display="block">
  <semantics>
    <mrow>
      <mi>A</mi>
      <mo stretchy="false">=</mo>
      <mrow>
        <mo fence="true" stretchy="false">{</mo>
        <mrow>
          <mrow>
            <mn>1,</mn>
            <mspace width="2em"/>
            <mn>2,</mn>
            <mspace width="2em"/>
            <mn>3</mn>
          </mrow>
        </mrow>
        <mo fence="true" stretchy="false">}</mo>
      </mrow>
    </mrow>
    <annotation encoding="StarMath 5.0">A = lbrace 1,~ 2,~ 3 rbrace</annotation>
  </semantics>
</math>
</file>

<file path=Object 24/content.xml><?xml version="1.0" encoding="utf-8"?>
<math xmlns="http://www.w3.org/1998/Math/MathML" display="block">
  <semantics>
    <mi>R</mi>
    <annotation encoding="StarMath 5.0">R</annotation>
  </semantics>
</math>
</file>

<file path=Object 25/content.xml><?xml version="1.0" encoding="utf-8"?>
<math xmlns="http://www.w3.org/1998/Math/MathML" display="block">
  <semantics>
    <mi>S</mi>
    <annotation encoding="StarMath 5.0">S</annotation>
  </semantics>
</math>
</file>

<file path=Object 26/content.xml><?xml version="1.0" encoding="utf-8"?>
<math xmlns="http://www.w3.org/1998/Math/MathML" display="block">
  <semantics>
    <mi>A</mi>
    <annotation encoding="StarMath 5.0">A</annotation>
  </semantics>
</math>
</file>

<file path=Object 27/content.xml><?xml version="1.0" encoding="utf-8"?>
<math xmlns="http://www.w3.org/1998/Math/MathML" display="block">
  <semantics>
    <mtable>
      <mtr>
        <mtd>
          <mrow>
            <msub>
              <mi>M</mi>
              <mi>R</mi>
            </msub>
            <mo stretchy="false">=</mo>
            <mrow>
              <mo fence="true" stretchy="true">[</mo>
              <mrow>
                <mtable>
                  <mtr>
                    <mtd>
                      <mn>1</mn>
                    </mtd>
                    <mtd>
                      <mn>0</mn>
                    </mtd>
                    <mtd>
                      <mn>1</mn>
                    </mtd>
                  </mtr>
                  <mtr>
                    <mtd>
                      <mn>0</mn>
                    </mtd>
                    <mtd>
                      <mn>1</mn>
                    </mtd>
                    <mtd>
                      <mn>1</mn>
                    </mtd>
                  </mtr>
                  <mtr>
                    <mtd>
                      <mn>0</mn>
                    </mtd>
                    <mtd>
                      <mn>0</mn>
                    </mtd>
                    <mtd>
                      <mn>0</mn>
                    </mtd>
                  </mtr>
                </mtable>
              </mrow>
              <mo fence="true" stretchy="true">]</mo>
            </mrow>
          </mrow>
        </mtd>
      </mtr>
      <mtr>
        <mtd>
          <mrow/>
        </mtd>
      </mtr>
      <mtr>
        <mtd>
          <mrow>
            <msub>
              <mi>M</mi>
              <mi>S</mi>
            </msub>
            <mo stretchy="false">=</mo>
            <mrow>
              <mo fence="true" stretchy="true">[</mo>
              <mrow>
                <mtable>
                  <mtr>
                    <mtd>
                      <mn>0</mn>
                    </mtd>
                    <mtd>
                      <mn>1</mn>
                    </mtd>
                    <mtd>
                      <mn>1</mn>
                    </mtd>
                  </mtr>
                  <mtr>
                    <mtd>
                      <mn>1</mn>
                    </mtd>
                    <mtd>
                      <mn>1</mn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n>0</mn>
                    </mtd>
                    <mtd>
                      <mn>1</mn>
                    </mtd>
                  </mtr>
                </mtable>
              </mrow>
              <mo fence="true" stretchy="true">]</mo>
            </mrow>
          </mrow>
        </mtd>
      </mtr>
    </mtable>
    <annotation encoding="StarMath 5.0">M_R =
{left[matrix{
1#0#1##
0#1#1##
0#0#0
}right]}

newline newline

M_S =
{left[matrix{
0#1#1##
1#1#0##
0#0#1
}right]}</annotation>
  </semantics>
</math>
</file>

<file path=Object 28/content.xml><?xml version="1.0" encoding="utf-8"?>
<math xmlns="http://www.w3.org/1998/Math/MathML" display="block">
  <semantics>
    <msup>
      <mrow>
        <mo fence="true" stretchy="false">(</mo>
        <mrow>
          <msub>
            <mi>M</mi>
            <mi>R</mi>
          </msub>
        </mrow>
        <mo fence="true" stretchy="false">)</mo>
      </mrow>
      <mrow>
        <mo stretchy="false">−</mo>
        <mn>1</mn>
      </mrow>
    </msup>
    <annotation encoding="StarMath 5.0">(M_R)^-1</annotation>
  </semantics>
</math>
</file>

<file path=Object 29/content.xml><?xml version="1.0" encoding="utf-8"?>
<math xmlns="http://www.w3.org/1998/Math/MathML" display="block">
  <semantics>
    <msub>
      <mi>M</mi>
      <mrow>
        <mi>R</mi>
        <mo stretchy="false">∩</mo>
        <mi>S</mi>
      </mrow>
    </msub>
    <annotation encoding="StarMath 5.0">M_{R intersection S}</annotation>
  </semantics>
</math>
</file>

<file path=Object 3/content.xml><?xml version="1.0" encoding="utf-8"?>
<math xmlns="http://www.w3.org/1998/Math/MathML" display="block">
  <semantics>
    <mrow>
      <mi>a</mi>
      <mover accent="true">
        <mi>R</mi>
        <mo stretchy="false">¯</mo>
      </mover>
      <mi>b</mi>
      <mspace width="2em"/>
      <mo stretchy="false">⇔</mo>
      <mspace width="2em"/>
      <mi>a</mi>
      <menclose notation="horizontalstrike">
        <mi>R</mi>
      </menclose>
      <mi>b</mi>
    </mrow>
    <annotation encoding="StarMath 5.0">a bar R b ~dlrarrow~ a overstrike {R} b </annotation>
  </semantics>
</math>
</file>

<file path=Object 30/content.xml><?xml version="1.0" encoding="utf-8"?>
<math xmlns="http://www.w3.org/1998/Math/MathML" display="block">
  <semantics>
    <msub>
      <mi>M</mi>
      <mrow>
        <mi>R</mi>
        <mo stretchy="false">∪</mo>
        <mi>S</mi>
      </mrow>
    </msub>
    <annotation encoding="StarMath 5.0">M_{R union S}</annotation>
  </semantics>
</math>
</file>

<file path=Object 31/content.xml><?xml version="1.0" encoding="utf-8"?>
<math xmlns="http://www.w3.org/1998/Math/MathML" display="block">
  <semantics>
    <mi>R</mi>
    <annotation encoding="StarMath 5.0">R</annotation>
  </semantics>
</math>
</file>

<file path=Object 32/content.xml><?xml version="1.0" encoding="utf-8"?>
<math xmlns="http://www.w3.org/1998/Math/MathML" display="block">
  <semantics>
    <mi>R</mi>
    <annotation encoding="StarMath 5.0">R</annotation>
  </semantics>
</math>
</file>

<file path=Object 33/content.xml><?xml version="1.0" encoding="utf-8"?>
<math xmlns="http://www.w3.org/1998/Math/MathML" display="block">
  <semantics>
    <msub>
      <mi>R</mi>
      <mn>1</mn>
    </msub>
    <annotation encoding="StarMath 5.0">R_1</annotation>
  </semantics>
</math>
</file>

<file path=Object 34/content.xml><?xml version="1.0" encoding="utf-8"?>
<math xmlns="http://www.w3.org/1998/Math/MathML" display="block">
  <semantics>
    <mi>R</mi>
    <annotation encoding="StarMath 5.0">R</annotation>
  </semantics>
</math>
</file>

<file path=Object 35/content.xml><?xml version="1.0" encoding="utf-8"?>
<math xmlns="http://www.w3.org/1998/Math/MathML" display="block">
  <semantics>
    <mi>R</mi>
    <annotation encoding="StarMath 5.0">R</annotation>
  </semantics>
</math>
</file>

<file path=Object 36/content.xml><?xml version="1.0" encoding="utf-8"?>
<math xmlns="http://www.w3.org/1998/Math/MathML" display="block">
  <semantics>
    <mrow>
      <msub>
        <mi>R</mi>
        <mn>1</mn>
      </msub>
      <mo stretchy="false">=</mo>
      <mrow>
        <mi>R</mi>
        <mo stretchy="false">∪</mo>
        <mi mathvariant="normal">Δ</mi>
      </mrow>
    </mrow>
    <annotation encoding="StarMath 5.0">R_1 = R union %DELTA</annotation>
  </semantics>
</math>
</file>

<file path=Object 37/content.xml><?xml version="1.0" encoding="utf-8"?>
<math xmlns="http://www.w3.org/1998/Math/MathML" display="block">
  <semantics>
    <mi>R</mi>
    <annotation encoding="StarMath 5.0">R</annotation>
  </semantics>
</math>
</file>

<file path=Object 38/content.xml><?xml version="1.0" encoding="utf-8"?>
<math xmlns="http://www.w3.org/1998/Math/MathML" display="block">
  <semantics>
    <mrow>
      <msub>
        <mi>R</mi>
        <mn>1</mn>
      </msub>
      <mo stretchy="false">=</mo>
      <mrow>
        <mi>R</mi>
        <mo stretchy="false">∪</mo>
        <msup>
          <mi>R</mi>
          <mrow>
            <mo stretchy="false">−</mo>
            <mn>1</mn>
          </mrow>
        </msup>
      </mrow>
    </mrow>
    <annotation encoding="StarMath 5.0">R_1 = R union R^-1</annotation>
  </semantics>
</math>
</file>

<file path=Object 39/content.xml><?xml version="1.0" encoding="utf-8"?>
<math xmlns="http://www.w3.org/1998/Math/MathML" display="block">
  <semantics>
    <mi>R</mi>
    <annotation encoding="StarMath 5.0">R</annotation>
  </semantics>
</math>
</file>

<file path=Object 4/content.xml><?xml version="1.0" encoding="utf-8"?>
<math xmlns="http://www.w3.org/1998/Math/MathML" display="block">
  <semantics>
    <mi>R</mi>
    <annotation encoding="StarMath 5.0">R</annotation>
  </semantics>
</math>
</file>

<file path=Object 40/content.xml><?xml version="1.0" encoding="utf-8"?>
<math xmlns="http://www.w3.org/1998/Math/MathML" display="block">
  <semantics>
    <mrow>
      <msub>
        <mi>R</mi>
        <mn>1</mn>
      </msub>
      <mo stretchy="false">=</mo>
      <msup>
        <mi>R</mi>
        <mi mathvariant="normal">∞</mi>
      </msup>
    </mrow>
    <annotation encoding="StarMath 5.0">R_1 = R^ %infinite </annotation>
  </semantics>
</math>
</file>

<file path=Object 41/content.xml><?xml version="1.0" encoding="utf-8"?>
<math xmlns="http://www.w3.org/1998/Math/MathML" display="block">
  <semantics>
    <mi>R</mi>
    <annotation encoding="StarMath 5.0">R</annotation>
  </semantics>
</math>
</file>

<file path=Object 42/content.xml><?xml version="1.0" encoding="utf-8"?>
<math xmlns="http://www.w3.org/1998/Math/MathML" display="block">
  <semantics>
    <msup>
      <mi>R</mi>
      <mi mathvariant="normal">∞</mi>
    </msup>
    <annotation encoding="StarMath 5.0">R^ %infinite </annotation>
  </semantics>
</math>
</file>

<file path=Object 43/content.xml><?xml version="1.0" encoding="utf-8"?>
<math xmlns="http://www.w3.org/1998/Math/MathML" display="block">
  <semantics>
    <msup>
      <mi>R</mi>
      <mi mathvariant="normal">∞</mi>
    </msup>
    <annotation encoding="StarMath 5.0">R^ %infinite </annotation>
  </semantics>
</math>
</file>

<file path=Object 44/content.xml><?xml version="1.0" encoding="utf-8"?>
<math xmlns="http://www.w3.org/1998/Math/MathML" display="block">
  <semantics>
    <mi>R</mi>
    <annotation encoding="StarMath 5.0">R</annotation>
  </semantics>
</math>
</file>

<file path=Object 45/content.xml><?xml version="1.0" encoding="utf-8"?>
<math xmlns="http://www.w3.org/1998/Math/MathML" display="block">
  <semantics>
    <mrow>
      <mi>R</mi>
      <mrow>
        <mspace width="2em"/>
        <mo stretchy="false">=</mo>
        <mspace width="2em"/>
      </mrow>
      <mrow>
        <mo fence="true" stretchy="false">{</mo>
        <mrow>
          <mrow>
            <mrow>
              <mo fence="true" stretchy="false">(</mo>
              <mrow>
                <mn>1,2</mn>
              </mrow>
              <mo fence="true" stretchy="false">)</mo>
            </mrow>
            <mi>,</mi>
            <mspace width="2em"/>
            <mrow>
              <mo fence="true" stretchy="false">(</mo>
              <mrow>
                <mn>2,1</mn>
              </mrow>
              <mo fence="true" stretchy="false">)</mo>
            </mrow>
            <mi>,</mi>
            <mspace width="2em"/>
            <mrow>
              <mo fence="true" stretchy="false">(</mo>
              <mrow>
                <mn>2,3</mn>
              </mrow>
              <mo fence="true" stretchy="false">)</mo>
            </mrow>
            <mi>,</mi>
            <mspace width="2em"/>
            <mrow>
              <mo fence="true" stretchy="false">(</mo>
              <mrow>
                <mn>3,4</mn>
              </mrow>
              <mo fence="true" stretchy="false">)</mo>
            </mrow>
          </mrow>
        </mrow>
        <mo fence="true" stretchy="false">}</mo>
      </mrow>
    </mrow>
    <annotation encoding="StarMath 5.0">R ~=~ lbrace (1,2),~ (2,1),~ (2,3),~ (3,4) rbrace</annotation>
  </semantics>
</math>
</file>

<file path=Object 46/content.xml><?xml version="1.0" encoding="utf-8"?>
<math xmlns="http://www.w3.org/1998/Math/MathML" display="block">
  <semantics>
    <msup>
      <mi>R</mi>
      <mi mathvariant="normal">∞</mi>
    </msup>
    <annotation encoding="StarMath 5.0">R^ %infinite </annotation>
  </semantics>
</math>
</file>

<file path=Object 47/content.xml><?xml version="1.0" encoding="utf-8"?>
<math xmlns="http://www.w3.org/1998/Math/MathML" display="block">
  <semantics>
    <mi>R</mi>
    <annotation encoding="StarMath 5.0">R</annotation>
  </semantics>
</math>
</file>

<file path=Object 48/content.xml><?xml version="1.0" encoding="utf-8"?>
<math xmlns="http://www.w3.org/1998/Math/MathML" display="block">
  <semantics>
    <mi>R</mi>
    <annotation encoding="StarMath 5.0">R</annotation>
  </semantics>
</math>
</file>

<file path=Object 49/content.xml><?xml version="1.0" encoding="utf-8"?>
<math xmlns="http://www.w3.org/1998/Math/MathML" display="block">
  <semantics>
    <mi>R</mi>
    <annotation encoding="StarMath 5.0">R</annotation>
  </semantics>
</math>
</file>

<file path=Object 5/content.xml><?xml version="1.0" encoding="utf-8"?>
<math xmlns="http://www.w3.org/1998/Math/MathML" display="block">
  <semantics>
    <msup>
      <mi>R</mi>
      <mrow>
        <mo stretchy="false">−</mo>
        <mn>1</mn>
      </mrow>
    </msup>
    <annotation encoding="StarMath 5.0">R^-1</annotation>
  </semantics>
</math>
</file>

<file path=Object 50/content.xml><?xml version="1.0" encoding="utf-8"?>
<math xmlns="http://www.w3.org/1998/Math/MathML" display="block">
  <semantics>
    <mrow>
      <msub>
        <mi>M</mi>
        <mi>R</mi>
      </msub>
      <mrow>
        <mspace width="2em"/>
        <mo stretchy="false">=</mo>
        <mspace width="2em"/>
      </mrow>
      <mrow>
        <mo fence="true" stretchy="true">[</mo>
        <mrow>
          <mtable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1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]</mo>
      </mrow>
    </mrow>
    <annotation encoding="StarMath 5.0">M_R ~=~
{left[matrix{
0#1#0#0##
1#0#1#0##
0#0#0#1##
0#0#0#0
}right]}</annotation>
  </semantics>
</math>
</file>

<file path=Object 51/content.xml><?xml version="1.0" encoding="utf-8"?>
<math xmlns="http://www.w3.org/1998/Math/MathML" display="block">
  <semantics>
    <msup>
      <mi>R</mi>
      <mi mathvariant="normal">∞</mi>
    </msup>
    <annotation encoding="StarMath 5.0">R^%infinite</annotation>
  </semantics>
</math>
</file>

<file path=Object 52/content.xml><?xml version="1.0" encoding="utf-8"?>
<math xmlns="http://www.w3.org/1998/Math/MathML" display="block">
  <semantics>
    <msup>
      <mi>R</mi>
      <mi>n</mi>
    </msup>
    <annotation encoding="StarMath 5.0">R^n</annotation>
  </semantics>
</math>
</file>

<file path=Object 53/content.xml><?xml version="1.0" encoding="utf-8"?>
<math xmlns="http://www.w3.org/1998/Math/MathML" display="block">
  <semantics>
    <mrow>
      <mi>A</mi>
      <mo stretchy="false">=</mo>
      <mrow>
        <mo fence="true" stretchy="false">|</mo>
        <mrow>
          <mi>n</mi>
        </mrow>
        <mo fence="true" stretchy="false">|</mo>
      </mrow>
    </mrow>
    <annotation encoding="StarMath 5.0">A = lline n rline</annotation>
  </semantics>
</math>
</file>

<file path=Object 54/content.xml><?xml version="1.0" encoding="utf-8"?>
<math xmlns="http://www.w3.org/1998/Math/MathML" display="block">
  <semantics>
    <mrow>
      <msubsup>
        <mrow>
          <mo fence="true" stretchy="false">(</mo>
          <mrow>
            <msub>
              <mi>M</mi>
              <mi>R</mi>
            </msub>
          </mrow>
          <mo fence="true" stretchy="false">)</mo>
        </mrow>
        <mi mathvariant="normal">⊙</mi>
        <mn>2</mn>
      </msubsup>
      <mrow>
        <mspace width="2em"/>
        <mo stretchy="false">=</mo>
        <mspace width="2em"/>
      </mrow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]</mo>
      </mrow>
      <mspace width="4em"/>
      <msubsup>
        <mrow>
          <mo fence="true" stretchy="false">(</mo>
          <mrow>
            <msub>
              <mi>M</mi>
              <mi>R</mi>
            </msub>
          </mrow>
          <mo fence="true" stretchy="false">)</mo>
        </mrow>
        <mi mathvariant="normal">⊙</mi>
        <mn>3</mn>
      </msubsup>
      <mrow>
        <mspace width="2em"/>
        <mo stretchy="false">=</mo>
        <mspace width="2em"/>
      </mrow>
      <mrow>
        <mo fence="true" stretchy="true">[</mo>
        <mrow>
          <mtable>
            <mtr>
              <mtd>
                <mn>0</mn>
              </mtd>
              <mtd>
                <mn>1</mn>
              </mtd>
              <mtd>
                <mn>0</mn>
              </mtd>
              <mtd>
                <mn>1</mn>
              </mtd>
            </mtr>
            <mtr>
              <mtd>
                <mn>1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]</mo>
      </mrow>
      <mspace width="4em"/>
      <msubsup>
        <mrow>
          <mo fence="true" stretchy="false">(</mo>
          <mrow>
            <msub>
              <mi>M</mi>
              <mi>R</mi>
            </msub>
          </mrow>
          <mo fence="true" stretchy="false">)</mo>
        </mrow>
        <mi mathvariant="normal">⊙</mi>
        <mn>4</mn>
      </msubsup>
      <mrow>
        <mspace width="2em"/>
        <mo stretchy="false">=</mo>
        <mspace width="2em"/>
      </mrow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]</mo>
      </mrow>
    </mrow>
    <annotation encoding="StarMath 5.0">(M_R)^2_ %Ux2299 ~=~
{left[matrix{
1#0#1#0##
0#1#0#1##
0#0#0#0##
0#0#0#0
}right]}

~~

(M_R)^3_ %Ux2299 ~=~
{left[matrix{
0#1#0#1##
1#0#1#0##
0#0#0#0##
0#0#0#0
}right]}

~~

(M_R)^4_ %Ux2299 ~=~
{left[matrix{
1#0#1#0##
0#1#0#1##
0#0#0#0##
0#0#0#0
}right]}</annotation>
  </semantics>
</math>
</file>

<file path=Object 55/content.xml><?xml version="1.0" encoding="utf-8"?>
<math xmlns="http://www.w3.org/1998/Math/MathML" display="block">
  <semantics>
    <mi>R</mi>
    <annotation encoding="StarMath 5.0">R</annotation>
  </semantics>
</math>
</file>

<file path=Object 56/content.xml><?xml version="1.0" encoding="utf-8"?>
<math xmlns="http://www.w3.org/1998/Math/MathML" display="block">
  <semantics>
    <mi>R</mi>
    <annotation encoding="StarMath 5.0">R</annotation>
  </semantics>
</math>
</file>

<file path=Object 57/content.xml><?xml version="1.0" encoding="utf-8"?>
<math xmlns="http://www.w3.org/1998/Math/MathML" display="block">
  <semantics>
    <mrow>
      <msup>
        <mi>R</mi>
        <mi mathvariant="normal">∞</mi>
      </msup>
      <mrow>
        <mspace width="2em"/>
        <mo stretchy="false">=</mo>
        <mspace width="2em"/>
      </mrow>
      <msup>
        <mi>R</mi>
        <mn>1</mn>
      </msup>
      <mrow>
        <mspace width="2em"/>
        <mo stretchy="false">∪</mo>
        <mspace width="2em"/>
      </mrow>
      <msup>
        <mi>R</mi>
        <mn>2</mn>
      </msup>
      <mrow>
        <mspace width="2em"/>
        <mo stretchy="false">∪</mo>
        <mspace width="2em"/>
      </mrow>
      <mn>...</mn>
      <mrow>
        <mspace width="2em"/>
        <mo stretchy="false">∪</mo>
        <mspace width="2em"/>
      </mrow>
      <msup>
        <mi>R</mi>
        <mi>n</mi>
      </msup>
    </mrow>
    <annotation encoding="StarMath 5.0">R^%infinite ~=~ R^1 ~union~ R^2 ~union~ ... ~union~ R^n</annotation>
  </semantics>
</math>
</file>

<file path=Object 58/content.xml><?xml version="1.0" encoding="utf-8"?>
<math xmlns="http://www.w3.org/1998/Math/MathML" display="block">
  <semantics>
    <mtable>
      <mtr>
        <mtd>
          <mrow>
            <mi mathvariant="italic">for</mi>
            <mspace width="2em"/>
            <mrow>
              <mi>n</mi>
              <mo stretchy="false">=</mo>
              <mi mathvariant="italic">even</mi>
            </mrow>
            <mrow>
              <mspace width="2em"/>
              <mo stretchy="false">→</mo>
              <mspace width="2em"/>
            </mrow>
            <msubsup>
              <mrow>
                <mo fence="true" stretchy="false">(</mo>
                <mrow>
                  <msub>
                    <mi>M</mi>
                    <mi>R</mi>
                  </msub>
                </mrow>
                <mo fence="true" stretchy="false">)</mo>
              </mrow>
              <mi mathvariant="normal">⊙</mi>
              <mi>n</mi>
            </msubsup>
            <mrow>
              <mspace width="2em"/>
              <mo stretchy="false">=</mo>
              <mspace width="2em"/>
            </mrow>
            <msubsup>
              <mrow>
                <mo fence="true" stretchy="false">(</mo>
                <mrow>
                  <msub>
                    <mi>M</mi>
                    <mi>R</mi>
                  </msub>
                </mrow>
                <mo fence="true" stretchy="false">)</mo>
              </mrow>
              <mi mathvariant="normal">⊙</mi>
              <mn>2</mn>
            </msubsup>
          </mrow>
        </mtd>
      </mtr>
      <mtr>
        <mtd columnalign="left">
          <mrow>
            <mi mathvariant="italic">for</mi>
            <mspace width="2em"/>
            <mrow>
              <mi>n</mi>
              <mo stretchy="false">=</mo>
              <mi mathvariant="italic">odd</mi>
            </mrow>
            <mrow>
              <mspace width="2em"/>
              <mo stretchy="false">→</mo>
              <mspace width="2em"/>
            </mrow>
            <msubsup>
              <mrow>
                <mo fence="true" stretchy="false">(</mo>
                <mrow>
                  <msub>
                    <mi>M</mi>
                    <mi>R</mi>
                  </msub>
                </mrow>
                <mo fence="true" stretchy="false">)</mo>
              </mrow>
              <mi mathvariant="normal">⊙</mi>
              <mi>n</mi>
            </msubsup>
            <mrow>
              <mspace width="2em"/>
              <mo stretchy="false">=</mo>
              <mspace width="2em"/>
            </mrow>
            <msubsup>
              <mrow>
                <mo fence="true" stretchy="false">(</mo>
                <mrow>
                  <msub>
                    <mi>M</mi>
                    <mi>R</mi>
                  </msub>
                </mrow>
                <mo fence="true" stretchy="false">)</mo>
              </mrow>
              <mi mathvariant="normal">⊙</mi>
              <mn>3</mn>
            </msubsup>
          </mrow>
        </mtd>
      </mtr>
    </mtable>
    <annotation encoding="StarMath 5.0">for ~ n=even ~toward~ (M_R)^n_ %Ux2299  ~=~ (M_R)^2_ %Ux2299
newline
alignl
for ~ n=odd ~toward~ (M_R)^n_ %Ux2299  ~=~ (M_R)^3_ %Ux2299</annotation>
  </semantics>
</math>
</file>

<file path=Object 59/content.xml><?xml version="1.0" encoding="utf-8"?>
<math xmlns="http://www.w3.org/1998/Math/MathML" display="block">
  <semantics>
    <msup>
      <mi>R</mi>
      <mi mathvariant="normal">∞</mi>
    </msup>
    <annotation encoding="StarMath 5.0">R^%infinite</annotation>
  </semantics>
</math>
</file>

<file path=Object 6/content.xml><?xml version="1.0" encoding="utf-8"?>
<math xmlns="http://www.w3.org/1998/Math/MathML" display="block">
  <semantics>
    <msup>
      <mi>R</mi>
      <mi>T</mi>
    </msup>
    <annotation encoding="StarMath 5.0">R^T</annotation>
  </semantics>
</math>
</file>

<file path=Object 60/content.xml><?xml version="1.0" encoding="utf-8"?>
<math xmlns="http://www.w3.org/1998/Math/MathML" display="block">
  <semantics>
    <mrow>
      <msup>
        <mi>R</mi>
        <mi>n</mi>
      </msup>
      <mrow>
        <mspace width="2em"/>
        <mo stretchy="false">=</mo>
        <mspace width="2em"/>
      </mrow>
      <mrow>
        <msup>
          <mi>R</mi>
          <mn>2</mn>
        </msup>
        <mo stretchy="false">∨</mo>
        <msup>
          <mi>R</mi>
          <mn>3</mn>
        </msup>
      </mrow>
      <mrow>
        <mspace width="2em"/>
        <mo stretchy="false">=</mo>
        <mspace width="2em"/>
      </mrow>
      <mrow>
        <mo fence="true" stretchy="true">[</mo>
        <mrow>
          <mtable>
            <mtr>
              <mtd>
                <mn>1</mn>
              </mtd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]</mo>
      </mrow>
    </mrow>
    <annotation encoding="StarMath 5.0">R^n ~=~ R^2 or R^3 ~=~
{left[matrix{
1#1#1#1##
1#1#1#1##
0#0#0#1##
0#0#0#0
}right]}</annotation>
  </semantics>
</math>
</file>

<file path=Object 61/content.xml><?xml version="1.0" encoding="utf-8"?>
<math xmlns="http://www.w3.org/1998/Math/MathML" display="block">
  <semantics>
    <mrow>
      <mi>S</mi>
      <mi mathvariant="normal">Ο</mi>
      <mi>R</mi>
    </mrow>
    <annotation encoding="StarMath 5.0">S %OMICRON R</annotation>
  </semantics>
</math>
</file>

<file path=Object 62/content.xml><?xml version="1.0" encoding="utf-8"?>
<math xmlns="http://www.w3.org/1998/Math/MathML" display="block">
  <semantics>
    <mrow>
      <mi>A</mi>
      <mrow>
        <mspace width="2em"/>
        <mo stretchy="false">=</mo>
        <mspace width="2em"/>
      </mrow>
      <mi>B</mi>
      <mrow>
        <mspace width="2em"/>
        <mo stretchy="false">=</mo>
        <mspace width="2em"/>
      </mrow>
      <mi>C</mi>
      <mrow>
        <mspace width="2em"/>
        <mo stretchy="false">=</mo>
        <mspace width="2em"/>
      </mrow>
      <mrow>
        <mo fence="true" stretchy="false">{</mo>
        <mrow>
          <mrow>
            <mn>1,</mn>
            <mspace width="2em"/>
            <mn>2,</mn>
            <mspace width="2em"/>
            <mn>3,</mn>
            <mspace width="2em"/>
            <mn>4,</mn>
            <mspace width="2em"/>
          </mrow>
        </mrow>
        <mo fence="true" stretchy="false">}</mo>
      </mrow>
    </mrow>
    <annotation encoding="StarMath 5.0">A ~=~ B ~=~ C ~=~ lbrace 1,~ 2,~ 3,~ 4,~ rbrace</annotation>
  </semantics>
</math>
</file>

<file path=Object 63/content.xml><?xml version="1.0" encoding="utf-8"?>
<math xmlns="http://www.w3.org/1998/Math/MathML" display="block">
  <semantics>
    <mtable>
      <mtr>
        <mtd columnalign="left">
          <mrow>
            <mi>A</mi>
            <mrow>
              <mspace width="2em"/>
              <mo stretchy="false">=</mo>
              <mspace width="2em"/>
            </mrow>
            <mi>B</mi>
            <mrow>
              <mspace width="2em"/>
              <mo stretchy="false">=</mo>
              <mspace width="2em"/>
            </mrow>
            <mrow>
              <mo fence="true" stretchy="false">{</mo>
              <mrow>
                <mrow>
                  <mi>a</mi>
                  <mi>,</mi>
                  <mspace width="2em"/>
                  <mi>b</mi>
                  <mi>,</mi>
                  <mspace width="2em"/>
                  <mi>c</mi>
                </mrow>
              </mrow>
              <mo fence="true" stretchy="false">}</mo>
            </mrow>
          </mrow>
        </mtd>
      </mtr>
      <mtr>
        <mtd>
          <mrow/>
        </mtd>
      </mtr>
      <mtr>
        <mtd columnalign="left">
          <mrow>
            <msub>
              <mi>M</mi>
              <mi>S</mi>
            </msub>
            <mrow>
              <mspace width="2em"/>
              <mo stretchy="false">=</mo>
              <mspace width="2em"/>
            </mrow>
            <mrow>
              <mo fence="true" stretchy="true">[</mo>
              <mrow>
                <mtable>
                  <mtr>
                    <mtd>
                      <mn>1</mn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n>1</mn>
                    </mtd>
                    <mtd>
                      <mn>1</mn>
                    </mtd>
                  </mtr>
                  <mtr>
                    <mtd>
                      <mn>1</mn>
                    </mtd>
                    <mtd>
                      <mn>0</mn>
                    </mtd>
                    <mtd>
                      <mn>1</mn>
                    </mtd>
                  </mtr>
                </mtable>
              </mrow>
              <mo fence="true" stretchy="true">]</mo>
            </mrow>
            <mspace width="4em"/>
            <msub>
              <mi>M</mi>
              <mi>R</mi>
            </msub>
            <mrow>
              <mspace width="2em"/>
              <mo stretchy="false">=</mo>
              <mspace width="2em"/>
            </mrow>
            <mrow>
              <mo fence="true" stretchy="true">[</mo>
              <mrow>
                <mtable>
                  <mtr>
                    <mtd>
                      <mn>1</mn>
                    </mtd>
                    <mtd>
                      <mn>0</mn>
                    </mtd>
                    <mtd>
                      <mn>1</mn>
                    </mtd>
                  </mtr>
                  <mtr>
                    <mtd>
                      <mn>1</mn>
                    </mtd>
                    <mtd>
                      <mn>1</mn>
                    </mtd>
                    <mtd>
                      <mn>1</mn>
                    </mtd>
                  </mtr>
                  <mtr>
                    <mtd>
                      <mn>0</mn>
                    </mtd>
                    <mtd>
                      <mn>1</mn>
                    </mtd>
                    <mtd>
                      <mn>0</mn>
                    </mtd>
                  </mtr>
                </mtable>
              </mrow>
              <mo fence="true" stretchy="true">]</mo>
            </mrow>
          </mrow>
        </mtd>
      </mtr>
    </mtable>
    <annotation encoding="StarMath 5.0">alignl
A ~=~ B ~=~ lbrace a,~ b,~ c rbrace

newline newline
alignl

M_S ~=~
{left[matrix{
1#0#0##
0#1#1##
1#0#1
}right]}

~~

M_R ~=~
{left[matrix{
1#0#1##
1#1#1##
0#1#0
}right]}</annotation>
  </semantics>
</math>
</file>

<file path=Object 64/content.xml><?xml version="1.0" encoding="utf-8"?>
<math xmlns="http://www.w3.org/1998/Math/MathML" display="block">
  <semantics>
    <mrow>
      <mi>S</mi>
      <mi mathvariant="normal">Ο</mi>
      <mi>R</mi>
    </mrow>
    <annotation encoding="StarMath 5.0">S %OMICRON R</annotation>
  </semantics>
</math>
</file>

<file path=Object 65/content.xml><?xml version="1.0" encoding="utf-8"?>
<math xmlns="http://www.w3.org/1998/Math/MathML" display="block">
  <semantics>
    <mi>S</mi>
    <annotation encoding="StarMath 5.0">S</annotation>
  </semantics>
</math>
</file>

<file path=Object 66/content.xml><?xml version="1.0" encoding="utf-8"?>
<math xmlns="http://www.w3.org/1998/Math/MathML" display="block">
  <semantics>
    <mi>R</mi>
    <annotation encoding="StarMath 5.0">R</annotation>
  </semantics>
</math>
</file>

<file path=Object 67/content.xml><?xml version="1.0" encoding="utf-8"?>
<math xmlns="http://www.w3.org/1998/Math/MathML" display="block">
  <semantics>
    <mrow>
      <msup>
        <mrow>
          <mo fence="true" stretchy="false">(</mo>
          <mrow>
            <mrow>
              <mi>S</mi>
              <mi mathvariant="normal">Ο</mi>
              <mi>R</mi>
            </mrow>
          </mrow>
          <mo fence="true" stretchy="false">)</mo>
        </mrow>
        <mrow>
          <mo stretchy="false">−</mo>
          <mn>1</mn>
        </mrow>
      </msup>
      <mrow>
        <mspace width="2em"/>
        <mo stretchy="false">=</mo>
        <mspace width="2em"/>
      </mrow>
      <msup>
        <mi>R</mi>
        <mrow>
          <mo stretchy="false">−</mo>
          <mn>1</mn>
        </mrow>
      </msup>
      <mi mathvariant="normal">Ο</mi>
      <msup>
        <mi>S</mi>
        <mrow>
          <mo stretchy="false">−</mo>
          <mn>1</mn>
        </mrow>
      </msup>
    </mrow>
    <annotation encoding="StarMath 5.0">(S %OMICRON R)^-1 ~=~ R^-1 %OMICRON S^-1</annotation>
  </semantics>
</math>
</file>

<file path=Object 68/content.xml><?xml version="1.0" encoding="utf-8"?>
<math xmlns="http://www.w3.org/1998/Math/MathML" display="block">
  <semantics>
    <mrow>
      <mi>S</mi>
      <mi mathvariant="normal">Ο</mi>
      <mi>R</mi>
    </mrow>
    <annotation encoding="StarMath 5.0">S %OMICRON R</annotation>
  </semantics>
</math>
</file>

<file path=Object 69/content.xml><?xml version="1.0" encoding="utf-8"?>
<math xmlns="http://www.w3.org/1998/Math/MathML" display="block">
  <semantics>
    <mtable>
      <mtr>
        <mtd>
          <mrow>
            <mi>S</mi>
            <mrow>
              <mspace width="2em"/>
              <mo stretchy="false">=</mo>
              <mspace width="2em"/>
            </mrow>
            <mrow>
              <mo fence="true" stretchy="false">{</mo>
              <mrow>
                <mrow>
                  <mrow>
                    <mo fence="true" stretchy="false">(</mo>
                    <mrow>
                      <mn>1,4</mn>
                    </mrow>
                    <mo fence="true" stretchy="false">)</mo>
                  </mrow>
                  <mi>,</mi>
                  <mspace width="2em"/>
                  <mrow>
                    <mo fence="true" stretchy="false">(</mo>
                    <mrow>
                      <mn>1,3</mn>
                    </mrow>
                    <mo fence="true" stretchy="false">)</mo>
                  </mrow>
                  <mi>,</mi>
                  <mspace width="2em"/>
                  <mrow>
                    <mo fence="true" stretchy="false">(</mo>
                    <mrow>
                      <mn>2,3</mn>
                    </mrow>
                    <mo fence="true" stretchy="false">)</mo>
                  </mrow>
                  <mi>,</mi>
                  <mspace width="2em"/>
                  <mrow>
                    <mo fence="true" stretchy="false">(</mo>
                    <mrow>
                      <mn>3,1</mn>
                    </mrow>
                    <mo fence="true" stretchy="false">)</mo>
                  </mrow>
                  <mi>,</mi>
                  <mspace width="2em"/>
                  <mrow>
                    <mo fence="true" stretchy="false">(</mo>
                    <mrow>
                      <mn>4,1</mn>
                    </mrow>
                    <mo fence="true" stretchy="false">)</mo>
                  </mrow>
                </mrow>
              </mrow>
              <mo fence="true" stretchy="false">}</mo>
            </mrow>
          </mrow>
        </mtd>
      </mtr>
      <mtr>
        <mtd columnalign="left">
          <mrow>
            <mi>R</mi>
            <mrow>
              <mspace width="2em"/>
              <mo stretchy="false">=</mo>
              <mspace width="2em"/>
            </mrow>
            <mrow>
              <mo fence="true" stretchy="false">{</mo>
              <mrow>
                <mrow>
                  <mrow>
                    <mo fence="true" stretchy="false">(</mo>
                    <mrow>
                      <mn>1,1</mn>
                    </mrow>
                    <mo fence="true" stretchy="false">)</mo>
                  </mrow>
                  <mi>,</mi>
                  <mspace width="2em"/>
                  <mrow>
                    <mo fence="true" stretchy="false">(</mo>
                    <mrow>
                      <mn>1,2</mn>
                    </mrow>
                    <mo fence="true" stretchy="false">)</mo>
                  </mrow>
                  <mi>,</mi>
                  <mspace width="2em"/>
                  <mrow>
                    <mo fence="true" stretchy="false">(</mo>
                    <mrow>
                      <mn>1,3</mn>
                    </mrow>
                    <mo fence="true" stretchy="false">)</mo>
                  </mrow>
                  <mi>,</mi>
                  <mspace width="2em"/>
                  <mrow>
                    <mo fence="true" stretchy="false">(</mo>
                    <mrow>
                      <mn>2,4</mn>
                    </mrow>
                    <mo fence="true" stretchy="false">)</mo>
                  </mrow>
                  <mi>,</mi>
                  <mspace width="2em"/>
                  <mrow>
                    <mo fence="true" stretchy="false">(</mo>
                    <mrow>
                      <mn>3,2</mn>
                    </mrow>
                    <mo fence="true" stretchy="false">)</mo>
                  </mrow>
                </mrow>
              </mrow>
              <mo fence="true" stretchy="false">}</mo>
            </mrow>
          </mrow>
        </mtd>
      </mtr>
    </mtable>
    <annotation encoding="StarMath 5.0">S ~=~ lbrace (1,4),~ (1,3),~ (2,3),~ (3,1),~ (4,1) rbrace
newline
alignl
R ~=~ lbrace (1,1),~ (1,2),~ (1,3),~ (2,4),~ (3,2) rbrace</annotation>
  </semantics>
</math>
</file>

<file path=Object 7/content.xml><?xml version="1.0" encoding="utf-8"?>
<math xmlns="http://www.w3.org/1998/Math/MathML" display="block">
  <semantics>
    <mrow>
      <mi>a</mi>
      <mi>R</mi>
      <mi>b</mi>
      <mspace width="2em"/>
      <mo stretchy="false">⇔</mo>
      <mspace width="2em"/>
      <mi>b</mi>
      <msup>
        <mi>R</mi>
        <mrow>
          <mo stretchy="false">−</mo>
          <mn>1</mn>
        </mrow>
      </msup>
      <mi>a</mi>
    </mrow>
    <annotation encoding="StarMath 5.0">a R b ~dlrarrow~ b R^-1 a </annotation>
  </semantics>
</math>
</file>

<file path=Object 70/content.xml><?xml version="1.0" encoding="utf-8"?>
<math xmlns="http://www.w3.org/1998/Math/MathML" display="block">
  <semantics>
    <mrow>
      <mi>S</mi>
      <mi mathvariant="normal">Ο</mi>
      <mi>R</mi>
    </mrow>
    <annotation encoding="StarMath 5.0">S %OMICRON R</annotation>
  </semantics>
</math>
</file>

<file path=Object 72/content.xml><?xml version="1.0" encoding="utf-8"?>
<math xmlns="http://www.w3.org/1998/Math/MathML" display="block">
  <semantics>
    <mrow>
      <mi>S</mi>
      <mi mathvariant="normal">Ο</mi>
      <mi>R</mi>
      <mrow>
        <mspace width="2em"/>
        <mo stretchy="false">=</mo>
        <mspace width="2em"/>
      </mrow>
      <mrow>
        <mo fence="true" stretchy="false">{</mo>
        <mrow>
          <mrow>
            <mrow>
              <mo fence="true" stretchy="false">(</mo>
              <mrow>
                <mn>1,4</mn>
              </mrow>
              <mo fence="true" stretchy="false">)</mo>
            </mrow>
            <mi>,</mi>
            <mspace width="2em"/>
            <mrow>
              <mo fence="true" stretchy="false">(</mo>
              <mrow>
                <mn>1,3</mn>
              </mrow>
              <mo fence="true" stretchy="false">)</mo>
            </mrow>
            <mi>,</mi>
            <mspace width="2em"/>
            <mrow>
              <mo fence="true" stretchy="false">(</mo>
              <mrow>
                <mn>1,1</mn>
              </mrow>
              <mo fence="true" stretchy="false">)</mo>
            </mrow>
            <mi>,</mi>
            <mspace width="2em"/>
            <mrow>
              <mo fence="true" stretchy="false">(</mo>
              <mrow>
                <mn>2,1</mn>
              </mrow>
              <mo fence="true" stretchy="false">)</mo>
            </mrow>
            <mi>,</mi>
            <mspace width="2em"/>
            <mrow>
              <mo fence="true" stretchy="false">(</mo>
              <mrow>
                <mn>3,3</mn>
              </mrow>
              <mo fence="true" stretchy="false">)</mo>
            </mrow>
          </mrow>
        </mrow>
        <mo fence="true" stretchy="false">}</mo>
      </mrow>
    </mrow>
    <annotation encoding="StarMath 5.0">S %OMICRON R ~=~ lbrace (1,4),~ (1,3),~ (1,1),~ (2,1),~ (3,3) rbrace</annotation>
  </semantics>
</math>
</file>

<file path=Object 75/content.xml><?xml version="1.0" encoding="utf-8"?>
<math xmlns="http://www.w3.org/1998/Math/MathML" display="block">
  <semantics>
    <mrow>
      <msub>
        <mi>M</mi>
        <mrow>
          <mi>S</mi>
          <mi mathvariant="normal">Ο</mi>
          <mi>R</mi>
        </mrow>
      </msub>
      <mrow>
        <mspace width="2em"/>
        <mo stretchy="false">=</mo>
        <mspace width="2em"/>
      </mrow>
      <msub>
        <mi>M</mi>
        <mi>S</mi>
      </msub>
      <mi mathvariant="normal">⊙</mi>
      <msub>
        <mi>M</mi>
        <mi>R</mi>
      </msub>
      <mrow>
        <mspace width="2em"/>
        <mo stretchy="false">=</mo>
        <mspace width="2em"/>
      </mrow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0</mn>
              </mtd>
              <mtd>
                <mn>1</mn>
              </mtd>
              <mtd>
                <mn>1</mn>
              </mtd>
            </mtr>
          </mtable>
        </mrow>
        <mo fence="true" stretchy="true">]</mo>
      </mrow>
    </mrow>
    <annotation encoding="StarMath 5.0">M_{S %OMICRON R} ~=~ M_S %Ux2299 M_R ~=~
{left[matrix{
1#0#1##
1#1#1##
0#1#1
}right]}</annotation>
  </semantics>
</math>
</file>

<file path=Object 77/content.xml><?xml version="1.0" encoding="utf-8"?>
<math xmlns="http://www.w3.org/1998/Math/MathML" display="block">
  <semantics>
    <mover accent="true">
      <mi>R</mi>
      <mo stretchy="false">¯</mo>
    </mover>
    <annotation encoding="StarMath 5.0">bar R</annotation>
  </semantics>
</math>
</file>

<file path=Object 78/content.xml><?xml version="1.0" encoding="utf-8"?>
<math xmlns="http://www.w3.org/1998/Math/MathML" display="block">
  <semantics>
    <mtable>
      <mtr>
        <mtd columnalign="left">
          <mrow>
            <mrow>
              <mi>R</mi>
              <mo stretchy="false">∩</mo>
              <mi>S</mi>
            </mrow>
            <mrow>
              <mspace width="2em"/>
              <mo stretchy="false">=</mo>
              <mspace width="2em"/>
            </mrow>
            <mrow>
              <mo fence="true" stretchy="false">{</mo>
              <mrow>
                <mrow>
                  <mrow>
                    <mo fence="true" stretchy="false">(</mo>
                    <mrow>
                      <mrow>
                        <mi>a</mi>
                        <mi>,</mi>
                        <mi mathvariant="italic">NC</mi>
                      </mrow>
                    </mrow>
                    <mo fence="true" stretchy="false">)</mo>
                  </mrow>
                  <mi>,</mi>
                  <mspace width="2em"/>
                  <mrow>
                    <mo fence="true" stretchy="false">(</mo>
                    <mrow>
                      <mrow>
                        <mi>b</mi>
                        <mi>,</mi>
                        <mi mathvariant="italic">DM</mi>
                      </mrow>
                    </mrow>
                    <mo fence="true" stretchy="false">)</mo>
                  </mrow>
                  <mi>,</mi>
                  <mspace width="2em"/>
                  <mrow>
                    <mo fence="true" stretchy="false">(</mo>
                    <mrow>
                      <mrow>
                        <mi>d</mi>
                        <mi>,</mi>
                        <mi mathvariant="italic">DS</mi>
                      </mrow>
                    </mrow>
                    <mo fence="true" stretchy="false">)</mo>
                  </mrow>
                  <mi>,</mi>
                  <mspace width="2em"/>
                  <mrow>
                    <mo fence="true" stretchy="false">(</mo>
                    <mrow>
                      <mrow>
                        <mi>D</mi>
                        <mi>,</mi>
                        <mi mathvariant="italic">OS</mi>
                      </mrow>
                    </mrow>
                    <mo fence="true" stretchy="false">)</mo>
                  </mrow>
                </mrow>
              </mrow>
              <mo fence="true" stretchy="false">}</mo>
            </mrow>
          </mrow>
        </mtd>
      </mtr>
      <mtr>
        <mtd columnalign="left">
          <mrow>
            <mrow>
              <mi>R</mi>
              <mo stretchy="false">∪</mo>
              <mi>S</mi>
            </mrow>
            <mrow>
              <mspace width="2em"/>
              <mo stretchy="false">=</mo>
              <mspace width="2em"/>
            </mrow>
            <mrow>
              <mo fence="true" stretchy="false">{</mo>
              <mrow>
                <mrow>
                  <mrow>
                    <mo fence="true" stretchy="false">(</mo>
                    <mrow>
                      <mrow>
                        <mi>a</mi>
                        <mi>,</mi>
                        <mi mathvariant="italic">NC</mi>
                      </mrow>
                    </mrow>
                    <mo fence="true" stretchy="false">)</mo>
                  </mrow>
                  <mi>,</mi>
                  <mspace width="2em"/>
                  <mrow>
                    <mo fence="true" stretchy="false">(</mo>
                    <mrow>
                      <mrow>
                        <mi>b</mi>
                        <mi>,</mi>
                        <mi mathvariant="italic">DM</mi>
                      </mrow>
                    </mrow>
                    <mo fence="true" stretchy="false">)</mo>
                  </mrow>
                  <mi>,</mi>
                  <mspace width="2em"/>
                  <mrow>
                    <mo fence="true" stretchy="false">(</mo>
                    <mrow>
                      <mrow>
                        <mi>c</mi>
                        <mi>,</mi>
                        <mi mathvariant="italic">DM</mi>
                      </mrow>
                    </mrow>
                    <mo fence="true" stretchy="false">)</mo>
                  </mrow>
                  <mi>,</mi>
                  <mspace width="2em"/>
                  <mrow>
                    <mo fence="true" stretchy="false">(</mo>
                    <mrow>
                      <mrow>
                        <mi>b</mi>
                        <mi>,</mi>
                        <mi mathvariant="italic">CG</mi>
                      </mrow>
                    </mrow>
                    <mo fence="true" stretchy="false">)</mo>
                  </mrow>
                  <mi>,</mi>
                  <mspace width="2em"/>
                  <mrow>
                    <mo fence="true" stretchy="false">(</mo>
                    <mrow>
                      <mrow>
                        <mi>a</mi>
                        <mi>,</mi>
                        <mi mathvariant="italic">DS</mi>
                      </mrow>
                    </mrow>
                    <mo fence="true" stretchy="false">)</mo>
                  </mrow>
                  <mi>,</mi>
                  <mspace width="2em"/>
                  <mrow>
                    <mo fence="true" stretchy="false">(</mo>
                    <mrow>
                      <mrow>
                        <mi>d</mi>
                        <mi>,</mi>
                        <mi mathvariant="italic">DS</mi>
                      </mrow>
                    </mrow>
                    <mo fence="true" stretchy="false">)</mo>
                  </mrow>
                  <mi>,</mi>
                  <mspace width="2em"/>
                  <mrow>
                    <mo fence="true" stretchy="false">(</mo>
                    <mrow>
                      <mrow>
                        <mi>b</mi>
                        <mi>,</mi>
                        <mi>O</mi>
                        <mi>R</mi>
                      </mrow>
                    </mrow>
                    <mo fence="true" stretchy="false">)</mo>
                  </mrow>
                  <mi>,</mi>
                  <mspace width="2em"/>
                  <mrow>
                    <mo fence="true" stretchy="false">(</mo>
                    <mrow>
                      <mrow>
                        <mi>c</mi>
                        <mi>,</mi>
                        <mi>O</mi>
                        <mi>R</mi>
                      </mrow>
                    </mrow>
                    <mo fence="true" stretchy="false">)</mo>
                  </mrow>
                  <mi>,</mi>
                  <mspace width="2em"/>
                  <mrow>
                    <mo fence="true" stretchy="false">(</mo>
                    <mrow>
                      <mrow>
                        <mi>c</mi>
                        <mi>,</mi>
                        <mi mathvariant="italic">OS</mi>
                      </mrow>
                    </mrow>
                    <mo fence="true" stretchy="false">)</mo>
                  </mrow>
                  <mi>,</mi>
                  <mspace width="2em"/>
                  <mrow>
                    <mo fence="true" stretchy="false">(</mo>
                    <mrow>
                      <mrow>
                        <mi>d</mi>
                        <mi>,</mi>
                        <mi>O</mi>
                        <mi>R</mi>
                      </mrow>
                    </mrow>
                    <mo fence="true" stretchy="false">)</mo>
                  </mrow>
                </mrow>
              </mrow>
              <mo fence="true" stretchy="false">}</mo>
            </mrow>
          </mrow>
        </mtd>
      </mtr>
      <mtr>
        <mtd columnalign="left">
          <mrow>
            <mi>R</mi>
            <mo stretchy="false">∘</mo>
            <mi>S</mi>
            <mrow>
              <mspace width="2em"/>
              <mo stretchy="false">=</mo>
              <mspace width="2em"/>
            </mrow>
            <mrow>
              <mrow>
                <mo fence="true" stretchy="false">(</mo>
                <mrow>
                  <mrow>
                    <mi>R</mi>
                    <mo stretchy="false">−</mo>
                    <mi>S</mi>
                  </mrow>
                </mrow>
                <mo fence="true" stretchy="false">)</mo>
              </mrow>
              <mo stretchy="false">∪</mo>
              <mrow>
                <mo fence="true" stretchy="false">(</mo>
                <mrow>
                  <mrow>
                    <mi>S</mi>
                    <mo stretchy="false">−</mo>
                    <mi>R</mi>
                  </mrow>
                </mrow>
                <mo fence="true" stretchy="false">)</mo>
              </mrow>
            </mrow>
            <mrow>
              <mspace width="2em"/>
              <mo stretchy="false">=</mo>
              <mspace width="2em"/>
            </mrow>
            <mrow>
              <mo fence="true" stretchy="false">{</mo>
              <mrow>
                <mrow>
                  <mrow>
                    <mo fence="true" stretchy="false">(</mo>
                    <mrow>
                      <mrow>
                        <mi>a</mi>
                        <mi>,</mi>
                        <mi mathvariant="italic">DS</mi>
                      </mrow>
                    </mrow>
                    <mo fence="true" stretchy="false">)</mo>
                  </mrow>
                  <mi>,</mi>
                  <mspace width="2em"/>
                  <mrow>
                    <mo fence="true" stretchy="false">(</mo>
                    <mrow>
                      <mrow>
                        <mi>b</mi>
                        <mi>,</mi>
                        <mi mathvariant="italic">CG</mi>
                      </mrow>
                    </mrow>
                    <mo fence="true" stretchy="false">)</mo>
                  </mrow>
                  <mi>,</mi>
                  <mspace width="2em"/>
                  <mrow>
                    <mo fence="true" stretchy="false">(</mo>
                    <mrow>
                      <mrow>
                        <mi>b</mi>
                        <mi>,</mi>
                        <mi>O</mi>
                        <mi>R</mi>
                      </mrow>
                    </mrow>
                    <mo fence="true" stretchy="false">)</mo>
                  </mrow>
                  <mi>,</mi>
                  <mspace width="2em"/>
                  <mrow>
                    <mo fence="true" stretchy="false">(</mo>
                    <mrow>
                      <mrow>
                        <mi>c</mi>
                        <mi>,</mi>
                        <mi mathvariant="italic">DM</mi>
                      </mrow>
                    </mrow>
                    <mo fence="true" stretchy="false">)</mo>
                  </mrow>
                  <mi>,</mi>
                  <mspace width="2em"/>
                  <mrow>
                    <mo fence="true" stretchy="false">(</mo>
                    <mrow>
                      <mrow>
                        <mi>c</mi>
                        <mi>,</mi>
                        <mi>O</mi>
                        <mi>R</mi>
                      </mrow>
                    </mrow>
                    <mo fence="true" stretchy="false">)</mo>
                  </mrow>
                  <mi>,</mi>
                  <mspace width="2em"/>
                  <mrow>
                    <mo fence="true" stretchy="false">(</mo>
                    <mrow>
                      <mrow>
                        <mi>c</mi>
                        <mi>,</mi>
                        <mi mathvariant="italic">OS</mi>
                      </mrow>
                    </mrow>
                    <mo fence="true" stretchy="false">)</mo>
                  </mrow>
                  <mi>,</mi>
                  <mspace width="2em"/>
                  <mrow>
                    <mo fence="true" stretchy="false">(</mo>
                    <mrow>
                      <mrow>
                        <mi>d</mi>
                        <mi>,</mi>
                        <mi>O</mi>
                        <mi>R</mi>
                      </mrow>
                    </mrow>
                    <mo fence="true" stretchy="false">)</mo>
                  </mrow>
                </mrow>
              </mrow>
              <mo fence="true" stretchy="false">}</mo>
            </mrow>
          </mrow>
        </mtd>
      </mtr>
      <mtr>
        <mtd columnalign="left">
          <mrow>
            <mrow>
              <mi>R</mi>
              <mo stretchy="false">−</mo>
              <mi>S</mi>
            </mrow>
            <mrow>
              <mspace width="2em"/>
              <mo stretchy="false">=</mo>
              <mspace width="2em"/>
            </mrow>
            <mrow>
              <mo fence="true" stretchy="false">{</mo>
              <mrow>
                <mrow>
                  <mrow>
                    <mo fence="true" stretchy="false">(</mo>
                    <mrow>
                      <mrow>
                        <mi>b</mi>
                        <mi>,</mi>
                        <mi mathvariant="italic">CG</mi>
                      </mrow>
                    </mrow>
                    <mo fence="true" stretchy="false">)</mo>
                  </mrow>
                  <mi>,</mi>
                  <mspace width="2em"/>
                  <mrow>
                    <mo fence="true" stretchy="false">(</mo>
                    <mrow>
                      <mrow>
                        <mi>c</mi>
                        <mi>,</mi>
                        <mi mathvariant="italic">DM</mi>
                      </mrow>
                    </mrow>
                    <mo fence="true" stretchy="false">)</mo>
                  </mrow>
                  <mi>,</mi>
                  <mspace width="2em"/>
                  <mrow>
                    <mo fence="true" stretchy="false">(</mo>
                    <mrow>
                      <mrow>
                        <mi>c</mi>
                        <mi>,</mi>
                        <mi>O</mi>
                        <mi>R</mi>
                      </mrow>
                    </mrow>
                    <mo fence="true" stretchy="false">)</mo>
                  </mrow>
                  <mi>,</mi>
                  <mspace width="2em"/>
                  <mrow>
                    <mo fence="true" stretchy="false">(</mo>
                    <mrow>
                      <mrow>
                        <mi>c</mi>
                        <mi>,</mi>
                        <mi mathvariant="italic">OS</mi>
                      </mrow>
                    </mrow>
                    <mo fence="true" stretchy="false">)</mo>
                  </mrow>
                  <mi>,</mi>
                  <mspace width="2em"/>
                </mrow>
              </mrow>
              <mo fence="true" stretchy="false">}</mo>
            </mrow>
          </mrow>
        </mtd>
      </mtr>
      <mtr>
        <mtd columnalign="left">
          <mrow>
            <mover accent="true">
              <mi>R</mi>
              <mo stretchy="false">¯</mo>
            </mover>
            <mrow>
              <mspace width="2em"/>
              <mo stretchy="false">=</mo>
              <mspace width="2em"/>
            </mrow>
            <mrow>
              <mo fence="true" stretchy="false">{</mo>
              <mrow>
                <mi>f</mi>
              </mrow>
              <mo fence="true" stretchy="false">}</mo>
            </mrow>
          </mrow>
        </mtd>
      </mtr>
    </mtable>
    <annotation encoding="StarMath 5.0">alignl
R intersection S ~=~ lbrace (a,NC),~ ( b,DM ),~ ( d,DS ),~ ( D,OS ) rbrace

newline
alignl
R union S ~=~ lbrace (a,NC),~ (b,DM),~ (c,DM),~ (b,CG),~ (a,DS),~ (d,DS),~ (b,O R),~ (c,O R),~ (c,OS),~ (d,O R) rbrace

newline
alignl
R circ S ~=~ (R-S) union (S-R) ~=~ lbrace (a,DS),~ (b,CG),~ (b,O R),~ (c,DM),~ (c,O R),~ (c,OS),~ (d,O R) rbrace

newline
alignl
R-S ~=~ lbrace (b,CG),~ (c,DM),~ (c,O R),~ (c,OS),~ rbrace

newline
alignl
bar R ~=~ lbrace f rbrace</annotation>
  </semantics>
</math>
</file>

<file path=Object 79/content.xml><?xml version="1.0" encoding="utf-8"?>
<math xmlns="http://www.w3.org/1998/Math/MathML" display="block">
  <semantics>
    <msub>
      <mi>R</mi>
      <mn>1</mn>
    </msub>
    <annotation encoding="StarMath 5.0">R_1</annotation>
  </semantics>
</math>
</file>

<file path=Object 8/content.xml><?xml version="1.0" encoding="utf-8"?>
<math xmlns="http://www.w3.org/1998/Math/MathML" display="block">
  <semantics>
    <mtable>
      <mtr>
        <mtd columnalign="left">
          <mrow>
            <mi mathvariant="italic">Domain</mi>
            <mrow>
              <mo fence="true" stretchy="false">(</mo>
              <mrow>
                <mi>R</mi>
              </mrow>
              <mo fence="true" stretchy="false">)</mo>
            </mrow>
            <mrow>
              <mspace width="2em"/>
              <mo stretchy="false">=</mo>
              <mspace width="2em"/>
            </mrow>
            <mi mathvariant="italic">Range</mi>
            <mrow>
              <mo fence="true" stretchy="false">(</mo>
              <mrow>
                <msup>
                  <mi>R</mi>
                  <mrow>
                    <mo stretchy="false">−</mo>
                    <mn>1</mn>
                  </mrow>
                </msup>
              </mrow>
              <mo fence="true" stretchy="false">)</mo>
            </mrow>
          </mrow>
        </mtd>
      </mtr>
      <mtr>
        <mtd columnalign="left">
          <mrow>
            <msup>
              <mrow>
                <mo fence="true" stretchy="false">(</mo>
                <mrow>
                  <msup>
                    <mi>R</mi>
                    <mrow>
                      <mo stretchy="false">−</mo>
                      <mn>1</mn>
                    </mrow>
                  </msup>
                </mrow>
                <mo fence="true" stretchy="false">)</mo>
              </mrow>
              <mrow>
                <mo stretchy="false">−</mo>
                <mn>1</mn>
              </mrow>
            </msup>
            <mrow>
              <mspace width="2em"/>
              <mo stretchy="false">=</mo>
              <mspace width="2em"/>
            </mrow>
            <mi>R</mi>
          </mrow>
        </mtd>
      </mtr>
    </mtable>
    <annotation encoding="StarMath 5.0">alignl Domain( R ) ~=~ Range( R^-1 )
newline
alignl (R^-1)^-1 ~=~ R</annotation>
  </semantics>
</math>
</file>

<file path=Object 80/content.xml><?xml version="1.0" encoding="utf-8"?>
<math xmlns="http://www.w3.org/1998/Math/MathML" display="block">
  <semantics>
    <mrow>
      <msup>
        <mi>R</mi>
        <mi mathvariant="normal">∞</mi>
      </msup>
      <mrow>
        <mspace width="2em"/>
        <mo stretchy="false">=</mo>
        <mspace width="2em"/>
      </mrow>
      <mrow>
        <mo fence="true" stretchy="false">{</mo>
        <mrow>
          <mrow>
            <mrow>
              <mo fence="true" stretchy="false">(</mo>
              <mrow/>
              <mo fence="true" stretchy="false">)</mo>
            </mrow>
            <mi>,</mi>
            <mspace width="2em"/>
            <mrow>
              <mo fence="true" stretchy="false">(</mo>
              <mrow/>
              <mo fence="true" stretchy="false">)</mo>
            </mrow>
            <mi>,</mi>
            <mspace width="2em"/>
            <mrow>
              <mo fence="true" stretchy="false">(</mo>
              <mrow/>
              <mo fence="true" stretchy="false">)</mo>
            </mrow>
            <mi>,</mi>
            <mspace width="2em"/>
            <mrow>
              <mo fence="true" stretchy="false">(</mo>
              <mrow/>
              <mo fence="true" stretchy="false">)</mo>
            </mrow>
            <mi>,</mi>
            <mspace width="2em"/>
            <mrow>
              <mo fence="true" stretchy="false">(</mo>
              <mrow/>
              <mo fence="true" stretchy="false">)</mo>
            </mrow>
            <mi>,</mi>
            <mspace width="2em"/>
            <mrow>
              <mo fence="true" stretchy="false">(</mo>
              <mrow/>
              <mo fence="true" stretchy="false">)</mo>
            </mrow>
            <mi>,</mi>
            <mspace width="2em"/>
            <mrow>
              <mo fence="true" stretchy="false">(</mo>
              <mrow/>
              <mo fence="true" stretchy="false">)</mo>
            </mrow>
            <mi>,</mi>
            <mspace width="2em"/>
            <mrow>
              <mo fence="true" stretchy="false">(</mo>
              <mrow/>
              <mo fence="true" stretchy="false">)</mo>
            </mrow>
            <mi>,</mi>
            <mspace width="2em"/>
          </mrow>
        </mrow>
        <mo fence="true" stretchy="false">}</mo>
      </mrow>
    </mrow>
    <annotation encoding="StarMath 5.0">R^%infinite ~=~ lbrace (),~ (),~ (),~ (),~ (),~ (),~ (),~ (),~ rbrace</annotation>
  </semantics>
</math>
</file>

<file path=Object 9/content.xml><?xml version="1.0" encoding="utf-8"?>
<math xmlns="http://www.w3.org/1998/Math/MathML" display="block">
  <semantics>
    <mrow>
      <mi>A</mi>
      <mo stretchy="false">=</mo>
      <mrow>
        <mo fence="true" stretchy="false">{</mo>
        <mrow>
          <mrow>
            <mi>a</mi>
            <mi>,</mi>
            <mspace width="2em"/>
            <mi>b</mi>
            <mi>,</mi>
            <mspace width="2em"/>
            <mi>c</mi>
            <mi>,</mi>
            <mspace width="2em"/>
            <mi>d</mi>
          </mrow>
        </mrow>
        <mo fence="true" stretchy="false">}</mo>
      </mrow>
    </mrow>
    <annotation encoding="StarMath 5.0">A = lbrace a, ~b, ~c, ~d rbrace</annotation>
  </semantics>
</math>
</file>